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Bitstream Vera Sans Mono1" svg:font-family="'Bitstream Vera Sans Mono'" style:font-pitch="fixed"/>
    <style:font-face style:name="Bitstream Vera Sans Mono" svg:font-family="'Bitstream Vera Sans Mono'" style:font-family-generic="modern" style:font-pitch="fixed"/>
    <style:font-face style:name="Luxi Mono" svg:font-family="'Luxi Mono'" style:font-family-generic="modern" style:font-pitch="fixed"/>
    <style:font-face style:name="Bitstream Vera Sans" svg:font-family="'Bitstream Vera Sans'" style:font-pitch="variable"/>
    <style:font-face style:name="Luxi Sans" svg:font-family="'Luxi Sans'" style:font-pitch="variable"/>
    <style:font-face style:name="Mincho" svg:font-family="Mincho" style:font-pitch="variable"/>
    <style:font-face style:name="Nimbus Roman No9 L" svg:font-family="'Nimbus Roman No9 L'" style:font-family-generic="roman" style:font-pitch="variable"/>
    <style:font-face style:name="Bitstream Vera Sans1" svg:font-family="'Bitstream Vera Sans'" style:font-family-generic="swiss" style:font-pitch="variable"/>
  </office:font-face-decls>
  <office:automatic-styles>
    <style:style style:name="Table4" style:family="table">
      <style:table-properties style:width="5.1792in" fo:margin-left="0.5931in" fo:margin-right="0.9278in" table:align="margins"/>
    </style:style>
    <style:style style:name="Table4.A" style:family="table-column">
      <style:table-column-properties style:column-width="2.0375in" style:rel-column-width="25778*"/>
    </style:style>
    <style:style style:name="Table4.B" style:family="table-column">
      <style:table-column-properties style:column-width="0.3375in" style:rel-column-width="4272*"/>
    </style:style>
    <style:style style:name="Table4.C" style:family="table-column">
      <style:table-column-properties style:column-width="0.4097in" style:rel-column-width="5188*"/>
    </style:style>
    <style:style style:name="Table4.D" style:family="table-column">
      <style:table-column-properties style:column-width="2.0861in" style:rel-column-width="26399*"/>
    </style:style>
    <style:style style:name="Table4.E" style:family="table-column">
      <style:table-column-properties style:column-width="0.3083in" style:rel-column-width="389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data-style-name="N0">
      <style:table-cell-properties style:vertical-align="bottom" fo:padding="0.0382in" fo:border="0.05pt solid #000000"/>
    </style:style>
    <style:style style:name="Table4.C1" style:family="table-cell" style:data-style-name="N0">
      <style:table-cell-properties style:vertical-align="bottom" fo:padding="0.0382in" fo:border="none"/>
    </style:style>
    <style:style style:name="Table4.D1" style:family="table-cell">
      <style:table-cell-properties style:vertical-align="top" fo:padding="0.0382in" fo:border-left="0.05pt solid #000000" fo:border-right="none" fo:border-top="0.05pt solid #000000" fo:border-bottom="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data-style-name="N0">
      <style:table-cell-properties style:vertical-align="bottom" fo:padding="0.0382in" fo:border-left="0.05pt solid #000000" fo:border-right="0.05pt solid #000000" fo:border-top="none" fo:border-bottom="0.05pt solid #000000"/>
    </style:style>
    <style:style style:name="Table4.D2" style:family="table-cell">
      <style:table-cell-properties style:vertical-align="top" fo:padding="0.0382in" fo:border-left="0.05pt solid #000000" fo:border-right="none"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C3" style:family="table-cell">
      <style:table-cell-properties fo:padding="0.0382in" fo:border="none"/>
    </style:style>
    <style:style style:name="Table4.D3" style:family="table-cell">
      <style:table-cell-properties fo:padding="0.0382in" fo:border-left="0.05pt solid #000000" fo:border-right="none"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C4" style:family="table-cell">
      <style:table-cell-properties fo:padding="0.0382in" fo:border="none"/>
    </style:style>
    <style:style style:name="Table4.D4" style:family="table-cell">
      <style:table-cell-properties fo:padding="0.0382in" fo:border-left="0.05pt solid #000000" fo:border-right="none"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C5" style:family="table-cell">
      <style:table-cell-properties fo:padding="0.0382in" fo:border="none"/>
    </style:style>
    <style:style style:name="Table4.D5" style:family="table-cell">
      <style:table-cell-properties fo:padding="0.0382in" fo:border="none"/>
    </style:style>
    <style:style style:name="Table3" style:family="table">
      <style:table-properties style:width="5.8042in" fo:margin-left="0.4688in" fo:margin-right="0.4271in" table:align="margins"/>
    </style:style>
    <style:style style:name="Table3.A" style:family="table-column">
      <style:table-column-properties style:column-width="1.5535in" style:rel-column-width="17543*"/>
    </style:style>
    <style:style style:name="Table3.B" style:family="table-column">
      <style:table-column-properties style:column-width="4.2507in" style:rel-column-width="47992*"/>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1" style:family="table">
      <style:table-properties style:width="5.0125in" fo:margin-left="0.5931in" fo:margin-right="1.0944in" table:align="margins"/>
    </style:style>
    <style:style style:name="Table1.A" style:family="table-column">
      <style:table-column-properties style:column-width="1.6826in" style:rel-column-width="21999*"/>
    </style:style>
    <style:style style:name="Table1.B" style:family="table-column">
      <style:table-column-properties style:column-width="3.3299in" style:rel-column-width="43536*"/>
    </style:style>
    <style:style style:name="Table1.A1" style:family="table-cell">
      <style:table-cell-properties fo:background-color="transparent" fo:padding="0.0382in" fo:border="none">
        <style:background-image/>
      </style:table-cell-properties>
    </style:style>
    <style:style style:name="Table2" style:family="table">
      <style:table-properties style:width="5.8146in" fo:margin-left="0.4688in" fo:margin-right="0.4167in" table:align="margins"/>
    </style:style>
    <style:style style:name="Table2.A" style:family="table-column">
      <style:table-column-properties style:column-width="0.5924in" style:rel-column-width="6679*"/>
    </style:style>
    <style:style style:name="Table2.B" style:family="table-column">
      <style:table-column-properties style:column-width="5.2222in" style:rel-column-width="58856*"/>
    </style:style>
    <style:style style:name="Table2.A1" style:family="table-cell">
      <style:table-cell-properties fo:padding="0.0382in" fo:border="none"/>
    </style:style>
    <style:style style:name="Table5" style:family="table">
      <style:table-properties style:width="4.9708in" fo:margin-left="0.9479in" fo:margin-right="0.7813in" table:align="margins"/>
    </style:style>
    <style:style style:name="Table5.A" style:family="table-column">
      <style:table-column-properties style:column-width="2.4028in" style:rel-column-width="31678*"/>
    </style:style>
    <style:style style:name="Table5.B" style:family="table-column">
      <style:table-column-properties style:column-width="2.5681in" style:rel-column-width="33857*"/>
    </style:style>
    <style:style style:name="Table5.A1" style:family="table-cell">
      <style:table-cell-properties fo:background-color="#e6e6e6"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6" style:family="table">
      <style:table-properties style:width="5.8285in" fo:margin-left="0.4125in" fo:margin-right="0.459in" table:align="margins"/>
    </style:style>
    <style:style style:name="Table6.A" style:family="table-column">
      <style:table-column-properties style:column-width="1.7201in" style:rel-column-width="19344*"/>
    </style:style>
    <style:style style:name="Table6.B" style:family="table-column">
      <style:table-column-properties style:column-width="4.1083in" style:rel-column-width="46191*"/>
    </style:style>
    <style:style style:name="Table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6.B1" style:family="table-cell">
      <style:table-cell-properties fo:background-color="#e6e6e6"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color="#000000"/>
    </style:style>
    <style:style style:name="P2" style:family="paragraph" style:parent-style-name="Standard">
      <style:paragraph-properties fo:text-align="center" style:justify-single-word="false"/>
      <style:text-properties fo:color="#000000" style:font-name="Bitstream Vera Sans" fo:font-weight="bold" style:font-weight-asian="bold" style:font-weight-complex="bold"/>
    </style:style>
    <style:style style:name="P3" style:family="paragraph" style:parent-style-name="Standard">
      <style:text-properties fo:color="#000000" style:font-name="Bitstream Vera Sans" fo:font-size="10pt" fo:font-weight="normal"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fo:color="#000000" style:font-name="Bitstream Vera Sans" fo:font-size="10pt" fo:font-weight="normal" style:font-size-asian="10pt" style:font-weight-asian="normal" style:font-size-complex="10pt" style:font-weight-complex="normal"/>
    </style:style>
    <style:style style:name="P5" style:family="paragraph" style:parent-style-name="Standard">
      <style:paragraph-properties fo:text-align="start" style:justify-single-word="false"/>
      <style:text-properties fo:color="#000000" style:font-name="Bitstream Vera Sans" fo:font-size="10pt" fo:font-weight="normal" style:font-size-asian="10pt" style:font-weight-asian="normal" style:font-size-complex="10pt" style:font-weight-complex="normal"/>
    </style:style>
    <style:style style:name="P6" style:family="paragraph" style:parent-style-name="Standard">
      <style:text-properties fo:color="#000000" style:font-name="Bitstream Vera Sans" fo:font-size="10pt" fo:font-weight="bold" style:font-size-asian="10pt" style:font-weight-asian="bold" style:font-size-complex="10pt" style:font-weight-complex="bold"/>
    </style:style>
    <style:style style:name="P7" style:family="paragraph" style:parent-style-name="Standard">
      <style:paragraph-properties fo:text-align="start" style:justify-single-word="false"/>
      <style:text-properties fo:color="#000000" style:font-name="Bitstream Vera Sans" fo:font-size="10pt" fo:font-weight="bold" style:font-size-asian="10pt" style:font-weight-asian="bold" style:font-size-complex="10pt" style:font-weight-complex="bold"/>
    </style:style>
    <style:style style:name="P8" style:family="paragraph" style:parent-style-name="Standard">
      <style:text-properties fo:color="#000000" style:font-name="Bitstream Vera Sans" fo:font-size="10pt" style:font-size-asian="10pt" style:font-size-complex="10pt"/>
    </style:style>
    <style:style style:name="P9" style:family="paragraph" style:parent-style-name="Standard">
      <style:paragraph-properties fo:text-align="start" style:justify-single-word="false"/>
      <style:text-properties fo:color="#000000" style:font-name="Bitstream Vera Sans" fo:font-size="10pt" style:font-size-asian="10pt" style:font-size-complex="10pt"/>
    </style:style>
    <style:style style:name="P10" style:family="paragraph" style:parent-style-name="Standard">
      <style:paragraph-properties fo:text-align="center" style:justify-single-word="false"/>
      <style:text-properties fo:color="#000000" style:font-name="Bitstream Vera Sans" fo:font-size="10pt" style:font-size-asian="10pt" style:font-size-complex="10pt"/>
    </style:style>
    <style:style style:name="P11" style:family="paragraph" style:parent-style-name="Standard">
      <style:paragraph-properties fo:text-align="end" style:justify-single-word="false"/>
      <style:text-properties fo:color="#000000" style:font-name="Bitstream Vera Sans" fo:font-size="10pt" style:font-size-asian="10pt" style:font-size-complex="10pt"/>
    </style:style>
    <style:style style:name="P12" style:family="paragraph" style:parent-style-name="Standard">
      <style:paragraph-properties fo:text-align="start" style:justify-single-word="false"/>
      <style:text-properties fo:color="#000000" style:font-name="Bitstream Vera Sans"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Standard">
      <style:paragraph-properties fo:text-align="start" style:justify-single-word="false"/>
      <style:text-properties fo:color="#000000" style:font-name="Bitstream Vera Sans" fo:font-size="10pt" fo:font-style="normal" style:font-size-asian="10pt" style:font-style-asian="normal" style:font-size-complex="10pt" style:font-style-complex="normal"/>
    </style:style>
    <style:style style:name="P14" style:family="paragraph" style:parent-style-name="Standard">
      <style:paragraph-properties fo:text-align="start" style:justify-single-word="false"/>
      <style:text-properties fo:color="#000000" style:font-name="Bitstream Vera Sans" fo:font-size="12pt"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000000" style:font-name="Bitstream Vera Sans" fo:font-size="12pt" fo:font-style="normal" fo:font-weight="bold" style:font-size-asian="12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style:text-properties fo:color="#000000" style:text-line-through-style="none" style:font-name="Bitstream Vera Sans" fo:font-size="10pt" fo:font-weight="normal" style:font-size-asian="10pt" style:font-weight-asian="normal" style:font-size-complex="10pt" style:font-weight-complex="normal"/>
    </style:style>
    <style:style style:name="P17" style:family="paragraph" style:parent-style-name="Standard">
      <style:text-properties fo:color="#000000" style:font-name="Bitstream Vera Sans Mono1" fo:font-size="10pt" style:font-size-asian="10pt" style:font-size-complex="10pt"/>
    </style:style>
    <style:style style:name="P18" style:family="paragraph" style:parent-style-name="Standard">
      <style:paragraph-properties fo:text-align="start" style:justify-single-word="false"/>
      <style:text-properties fo:color="#000000" style:font-name="Bitstream Vera Sans Mono1" fo:font-size="10pt" style:font-size-asian="10pt" style:font-size-complex="10pt"/>
    </style:style>
    <style:style style:name="P19" style:family="paragraph" style:parent-style-name="Standard">
      <style:paragraph-properties fo:text-align="start" style:justify-single-word="false"/>
      <style:text-properties fo:color="#000000" style:font-name="Bitstream Vera Sans Mono1" fo:font-size="10pt" fo:font-style="normal" fo:font-weight="normal" style:font-size-asian="10pt" style:font-style-asian="normal" style:font-weight-asian="normal" style:font-size-complex="10pt" style:font-style-complex="normal" style:font-weight-complex="normal"/>
    </style:style>
    <style:style style:name="P20" style:family="paragraph" style:parent-style-name="Standard">
      <style:paragraph-properties fo:text-align="start" style:justify-single-word="false"/>
      <style:text-properties fo:color="#000000" style:font-name="Bitstream Vera Sans Mono1" fo:font-size="10pt" fo:font-style="normal" style:font-size-asian="10pt" style:font-style-asian="normal" style:font-size-complex="10pt" style:font-style-complex="normal"/>
    </style:style>
    <style:style style:name="P21" style:family="paragraph" style:parent-style-name="Standard">
      <style:paragraph-properties fo:text-align="start" style:justify-single-word="false"/>
      <style:text-properties fo:color="#000000" style:font-name="Bitstream Vera Sans Mono1" fo:font-size="10pt" fo:font-weight="normal"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fo:color="#000000"/>
    </style:style>
    <style:style style:name="P23" style:family="paragraph" style:parent-style-name="Standard">
      <style:paragraph-properties fo:text-align="start" style:justify-single-word="false"/>
      <style:text-properties style:font-name="Bitstream Vera Sans" fo:font-size="10pt" style:font-size-asian="10pt" style:font-size-complex="10pt"/>
    </style:style>
    <style:style style:name="P24" style:family="paragraph" style:parent-style-name="Standard">
      <style:paragraph-properties fo:text-align="start" style:justify-single-word="false"/>
    </style:style>
    <style:style style:name="P25" style:family="paragraph" style:parent-style-name="Standard">
      <style:paragraph-properties fo:text-align="start" style:justify-single-word="false"/>
      <style:text-properties style:font-name="Bitstream Vera Sans Mono1" fo:font-size="10pt" style:font-size-asian="10pt" style:font-size-complex="10pt"/>
    </style:style>
    <style:style style:name="P26" style:family="paragraph" style:parent-style-name="Text_20_body">
      <style:text-properties fo:color="#000000" style:font-name="Bitstream Vera Sans" fo:font-size="10pt" style:font-size-asian="10pt" style:font-size-complex="10pt"/>
    </style:style>
    <style:style style:name="P27" style:family="paragraph" style:parent-style-name="Text_20_body">
      <style:text-properties style:font-name="Bitstream Vera Sans" fo:font-size="10pt" style:font-size-asian="10pt" style:font-size-complex="10pt"/>
    </style:style>
    <style:style style:name="P28" style:family="paragraph" style:parent-style-name="Text_20_body">
      <style:text-properties style:font-name="Bitstream Vera Sans" fo:font-size="10pt" fo:font-weight="bold" style:font-size-asian="10pt" style:font-weight-asian="bold" style:font-size-complex="10pt" style:font-weight-complex="bold"/>
    </style:style>
    <style:style style:name="P29" style:family="paragraph" style:parent-style-name="Text_20_body">
      <style:text-properties style:font-name="Bitstream Vera Sans" fo:font-size="10pt" fo:font-weight="normal" style:font-size-asian="10pt" style:font-weight-asian="normal" style:font-size-complex="10pt" style:font-weight-complex="normal"/>
    </style:style>
    <style:style style:name="P30" style:family="paragraph" style:parent-style-name="Text_20_body">
      <style:text-properties style:font-name="Bitstream Vera Sans Mono"/>
    </style:style>
    <style:style style:name="P31" style:family="paragraph" style:parent-style-name="Text_20_body">
      <style:text-properties style:font-name="Bitstream Vera Sans Mono" fo:font-size="10pt" fo:font-weight="normal" style:font-size-asian="10pt" style:font-weight-asian="normal" style:font-size-complex="10pt" style:font-weight-complex="normal"/>
    </style:style>
    <style:style style:name="P32" style:family="paragraph" style:parent-style-name="Preformatted_20_Text">
      <style:text-properties fo:color="#000000" style:font-name="Bitstream Vera Sans" fo:font-size="10pt" style:font-size-asian="10pt" style:font-size-complex="10pt"/>
    </style:style>
    <style:style style:name="P33" style:family="paragraph" style:parent-style-name="Standard">
      <style:paragraph-properties fo:margin-left="0in" fo:margin-right="0in" fo:text-align="start" style:justify-single-word="false" fo:text-indent="0in" style:auto-text-indent="false"/>
      <style:text-properties fo:color="#000000" style:font-name="Bitstream Vera Sans" fo:font-size="10pt" fo:font-weight="normal" style:font-size-asian="10pt" style:font-weight-asian="normal" style:font-size-complex="10pt" style:font-weight-complex="normal"/>
    </style:style>
    <style:style style:name="P34" style:family="paragraph" style:parent-style-name="Standard">
      <style:paragraph-properties fo:margin-left="0in" fo:margin-right="0in" fo:text-align="start" style:justify-single-word="false" fo:text-indent="0in" style:auto-text-indent="false"/>
      <style:text-properties fo:color="#000000" style:font-name="Bitstream Vera Sans" fo:font-size="10pt" fo:font-style="normal" fo:font-weight="normal" style:font-size-asian="10pt" style:font-style-asian="normal" style:font-weight-asian="normal" style:font-size-complex="10pt" style:font-style-complex="normal" style:font-weight-complex="normal"/>
    </style:style>
    <style:style style:name="P35" style:family="paragraph" style:parent-style-name="Standard">
      <style:paragraph-properties fo:margin-left="0in" fo:margin-right="0in" fo:text-align="start" style:justify-single-word="false" fo:text-indent="0in" style:auto-text-indent="false"/>
      <style:text-properties fo:color="#000000" style:font-name="Bitstream Vera Sans" fo:font-size="10pt" fo:font-style="normal" fo:font-weight="bold" style:font-size-asian="10pt" style:font-style-asian="normal" style:font-weight-asian="bold" style:font-size-complex="10pt" style:font-style-complex="normal" style:font-weight-complex="bold"/>
    </style:style>
    <style:style style:name="P36" style:family="paragraph" style:parent-style-name="Standard">
      <style:paragraph-properties fo:margin-left="0in" fo:margin-right="0in" fo:text-align="start" style:justify-single-word="false" fo:text-indent="0in" style:auto-text-indent="false"/>
      <style:text-properties fo:color="#000000" style:font-name="Bitstream Vera Sans" fo:font-size="12pt" fo:font-style="normal" fo:font-weight="bold" style:font-size-asian="12pt" style:font-style-asian="normal" style:font-weight-asian="bold" style:font-size-complex="12pt" style:font-style-complex="normal" style:font-weight-complex="bold"/>
    </style:style>
    <style:style style:name="P37" style:family="paragraph" style:parent-style-name="Standard">
      <style:paragraph-properties fo:margin-left="0in" fo:margin-right="0in" fo:text-align="start" style:justify-single-word="false" fo:text-indent="0in" style:auto-text-indent="false"/>
      <style:text-properties fo:color="#000000" style:font-name="Bitstream Vera Sans" fo:font-size="12pt" fo:font-weight="bold" style:font-size-asian="12pt" style:font-weight-asian="bold" style:font-size-complex="12pt" style:font-weight-complex="bold"/>
    </style:style>
    <style:style style:name="P38" style:family="paragraph" style:parent-style-name="Standard">
      <style:paragraph-properties fo:margin-left="0in" fo:margin-right="0in" fo:text-align="start" style:justify-single-word="false" fo:text-indent="0in" style:auto-text-indent="false"/>
      <style:text-properties fo:color="#000000" style:font-name="Bitstream Vera Sans Mono1" fo:font-size="10pt" fo:font-style="normal" fo:font-weight="normal" style:font-size-asian="10pt" style:font-style-asian="normal" style:font-weight-asian="normal" style:font-size-complex="10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color="#000000" style:font-name="Bitstream Vera Sans Mono1" fo:font-size="10pt" fo:font-style="normal" fo:font-weight="bold" style:font-size-asian="10pt" style:font-style-asian="normal" style:font-weight-asian="bold" style:font-size-complex="10pt" style:font-style-complex="normal" style:font-weight-complex="bold"/>
    </style:style>
    <style:style style:name="P40" style:family="paragraph" style:parent-style-name="Standard">
      <style:paragraph-properties fo:margin-left="0in" fo:margin-right="0in" fo:text-align="start" style:justify-single-word="false" fo:text-indent="0in" style:auto-text-indent="false"/>
      <style:text-properties fo:color="#000000" style:font-name="Bitstream Vera Sans Mono" fo:font-size="10pt" fo:font-style="normal" fo:font-weight="normal" style:font-size-asian="10pt" style:font-style-asian="normal" style:font-weight-asian="normal" style:font-size-complex="10pt" style:font-style-complex="normal" style:font-weight-complex="normal"/>
    </style:style>
    <style:style style:name="P41" style:family="paragraph" style:parent-style-name="Standard">
      <style:paragraph-properties fo:margin-left="0in" fo:margin-right="0in" fo:text-align="start" style:justify-single-word="false" fo:text-indent="0in" style:auto-text-indent="false"/>
      <style:text-properties fo:color="#000000" style:font-name="Bitstream Vera Sans1" fo:font-size="10pt" fo:font-style="normal" fo:font-weight="normal" style:font-size-asian="10pt" style:font-style-asian="normal" style:font-weight-asian="normal" style:font-size-complex="10pt" style:font-style-complex="normal" style:font-weight-complex="normal"/>
    </style:style>
    <style:style style:name="P42" style:family="paragraph" style:parent-style-name="Standard">
      <style:paragraph-properties fo:margin-left="0in" fo:margin-right="0in" fo:text-align="start" style:justify-single-word="false" fo:text-indent="0in" style:auto-text-indent="false"/>
      <style:text-properties fo:font-size="10pt" style:font-size-asian="10pt" style:font-size-complex="10pt"/>
    </style:style>
    <style:style style:name="P43" style:family="paragraph" style:parent-style-name="Standard">
      <style:paragraph-properties fo:margin-left="0in" fo:margin-right="0in" fo:text-align="start" style:justify-single-word="false" fo:text-indent="0in" style:auto-text-indent="false"/>
    </style:style>
    <style:style style:name="P44" style:family="paragraph" style:parent-style-name="Standard">
      <style:paragraph-properties fo:margin-left="0in" fo:margin-right="0in" fo:text-align="start" style:justify-single-word="false" fo:text-indent="0in" style:auto-text-indent="false"/>
      <style:text-properties style:font-name="Bitstream Vera Sans Mono" fo:font-size="10pt" style:font-size-asian="10pt" style:font-size-complex="10pt"/>
    </style:style>
    <style:style style:name="P45" style:family="paragraph" style:parent-style-name="Standard">
      <style:paragraph-properties fo:margin-left="0in" fo:margin-right="0in" fo:text-align="start" style:justify-single-word="false" fo:text-indent="0in" style:auto-text-indent="false"/>
      <style:text-properties style:font-name="Bitstream Vera Sans Mono1" fo:font-size="10pt" style:font-size-asian="10pt" style:font-size-complex="10pt"/>
    </style:style>
    <style:style style:name="P46" style:family="paragraph" style:parent-style-name="Standard">
      <style:paragraph-properties fo:margin-left="0.4925in" fo:margin-right="0in" fo:text-align="start" style:justify-single-word="false" fo:text-indent="0in" style:auto-text-indent="false"/>
      <style:text-properties fo:color="#000000" style:font-name="Bitstream Vera Sans Mono" fo:font-size="10pt" fo:font-style="normal" fo:font-weight="normal" style:font-size-asian="10pt" style:font-style-asian="normal" style:font-weight-asian="normal" style:font-size-complex="10pt" style:font-style-complex="normal" style:font-weight-complex="normal"/>
    </style:style>
    <style:style style:name="P47" style:family="paragraph" style:parent-style-name="Table_20_Heading">
      <style:text-properties style:font-name="Bitstream Vera Sans" fo:font-size="10pt" fo:font-style="normal" style:font-size-asian="10pt" style:font-style-asian="normal" style:font-size-complex="10pt" style:font-style-complex="normal"/>
    </style:style>
    <style:style style:name="P48" style:family="paragraph" style:parent-style-name="Table_20_Contents">
      <style:paragraph-properties fo:text-align="start" style:justify-single-word="false"/>
      <style:text-properties style:font-name="Bitstream Vera Sans" fo:font-size="10pt" style:font-size-asian="10pt" style:font-size-complex="10pt"/>
    </style:style>
    <style:style style:name="T1" style:family="text">
      <style:text-properties style:text-line-through-style="solid"/>
    </style:style>
    <style:style style:name="T2" style:family="text">
      <style:text-properties style:text-line-through-style="solid" style:text-position="super 58%"/>
    </style:style>
    <style:style style:name="T3" style:family="text">
      <style:text-properties style:text-position="super 58%"/>
    </style:style>
    <style:style style:name="T4" style:family="text">
      <style:text-properties fo:color="#000000"/>
    </style:style>
    <style:style style:name="T5" style:family="text">
      <style:text-properties fo:color="#000000" style:font-name="Bitstream Vera Sans"/>
    </style:style>
    <style:style style:name="T6" style:family="text">
      <style:text-properties fo:color="#000000" style:font-name="Bitstream Vera Sans" fo:font-size="10pt" fo:font-style="normal" fo:font-weight="normal" style:font-size-asian="10pt" style:font-style-asian="normal" style:font-weight-asian="normal" style:font-size-complex="10pt" style:font-style-complex="normal" style:font-weight-complex="normal"/>
    </style:style>
    <style:style style:name="T7" style:family="text">
      <style:text-properties fo:color="#000000" style:font-name="Bitstream Vera Sans" fo:font-size="10pt" fo:font-style="normal" style:text-underline-style="none" fo:font-weight="bold" style:font-size-asian="10pt" style:font-style-asian="normal" style:font-weight-asian="bold" style:font-size-complex="10pt" style:font-style-complex="normal" style:font-weight-complex="bold"/>
    </style:style>
    <style:style style:name="T8" style:family="text">
      <style:text-properties fo:color="#000000" style:font-name="Bitstream Vera Sans" fo:font-size="10pt" fo:font-style="normal" style:text-underline-style="none" fo:font-weight="normal" style:font-size-asian="10pt" style:font-style-asian="normal" style:font-weight-asian="normal" style:font-size-complex="10pt" style:font-style-complex="normal" style:font-weight-complex="normal"/>
    </style:style>
    <style:style style:name="T9" style:family="text">
      <style:text-properties fo:color="#000000" style:font-name="Bitstream Vera Sans" fo:font-size="10pt" fo:font-style="normal" fo:font-weight="bold" style:font-size-asian="10pt" style:font-style-asian="normal" style:font-weight-asian="bold" style:font-size-complex="10pt" style:font-style-complex="normal" style:font-weight-complex="bold"/>
    </style:style>
    <style:style style:name="T10" style:family="text">
      <style:text-properties fo:color="#000000" style:font-name="Bitstream Vera Sans" fo:font-size="10pt" style:font-size-asian="10pt" style:font-size-complex="10pt"/>
    </style:style>
    <style:style style:name="T11" style:family="text">
      <style:text-properties fo:color="#000000" style:font-name="Bitstream Vera Sans" fo:font-size="10pt" fo:font-style="italic" style:font-size-asian="10pt" style:font-style-asian="italic" style:font-size-complex="10pt" style:font-style-complex="italic"/>
    </style:style>
    <style:style style:name="T12" style:family="text">
      <style:text-properties fo:color="#000000" style:font-name="Bitstream Vera Sans" fo:font-size="10pt" fo:font-style="italic" style:text-underline-style="none" fo:font-weight="normal" style:font-size-asian="10pt" style:font-style-asian="italic" style:font-weight-asian="normal" style:font-size-complex="10pt" style:font-style-complex="italic" style:font-weight-complex="normal"/>
    </style:style>
    <style:style style:name="T13" style:family="text">
      <style:text-properties fo:color="#000000" style:font-name="Bitstream Vera Sans" fo:font-size="10pt" style:text-underline-style="none" fo:font-weight="normal" style:font-size-asian="10pt" style:font-weight-asian="normal" style:font-size-complex="10pt" style:font-weight-complex="normal"/>
    </style:style>
    <style:style style:name="T14" style:family="text">
      <style:text-properties fo:color="#000000" style:font-name="Bitstream Vera Sans" fo:font-size="10pt" style:text-underline-style="none" fo:font-weight="bold" style:font-size-asian="10pt" style:font-weight-asian="bold" style:font-size-complex="10pt" style:font-weight-complex="bold"/>
    </style:style>
    <style:style style:name="T15" style:family="text">
      <style:text-properties fo:color="#000000" style:font-name="Bitstream Vera Sans" fo:font-style="normal" fo:font-weight="normal" style:font-style-asian="normal" style:font-weight-asian="normal" style:font-style-complex="normal" style:font-weight-complex="normal"/>
    </style:style>
    <style:style style:name="T16" style:family="text">
      <style:text-properties fo:color="#000000" style:font-name="Bitstream Vera Sans" fo:font-size="12pt" style:text-underline-style="none" fo:font-weight="bold" style:font-size-asian="12pt" style:font-weight-asian="bold" style:font-size-complex="12pt" style:font-weight-complex="bold"/>
    </style:style>
    <style:style style:name="T17" style:family="text">
      <style:text-properties fo:color="#000000" style:font-name="Bitstream Vera Sans Mono1" fo:font-size="10pt" fo:font-style="normal" fo:font-weight="normal" style:font-size-asian="10pt" style:font-style-asian="normal" style:font-weight-asian="normal" style:font-size-complex="10pt" style:font-style-complex="normal" style:font-weight-complex="normal"/>
    </style:style>
    <style:style style:name="T18" style:family="text">
      <style:text-properties fo:color="#000000" style:font-name="Bitstream Vera Sans Mono1" fo:font-size="10pt" fo:font-style="normal" style:text-underline-style="none" fo:font-weight="normal" style:font-size-asian="10pt" style:font-style-asian="normal" style:font-weight-asian="normal" style:font-size-complex="10pt" style:font-style-complex="normal" style:font-weight-complex="normal"/>
    </style:style>
    <style:style style:name="T19" style:family="text">
      <style:text-properties fo:color="#000000" style:font-name="Bitstream Vera Sans Mono" fo:font-size="10pt" fo:font-style="normal" fo:font-weight="normal" style:font-size-asian="10pt" style:font-style-asian="normal" style:font-weight-asian="normal" style:font-size-complex="10pt" style:font-style-complex="normal" style:font-weight-complex="normal"/>
    </style:style>
    <style:style style:name="T20" style:family="text">
      <style:text-properties fo:color="#000000" style:font-name="Bitstream Vera Sans Mono" fo:font-size="10pt" fo:font-style="normal" style:text-underline-style="none" fo:font-weight="normal" style:font-size-asian="10pt" style:font-style-asian="normal" style:font-weight-asian="normal" style:font-size-complex="10pt" style:font-style-complex="normal" style:font-weight-complex="normal"/>
    </style:style>
    <style:style style:name="T21" style:family="text">
      <style:text-properties fo:color="#000000" fo:font-style="normal" fo:font-weight="normal" style:font-style-asian="normal" style:font-weight-asian="normal" style:font-style-complex="normal" style:font-weight-complex="normal"/>
    </style:style>
    <style:style style:name="T22" style:family="text">
      <style:text-properties fo:color="#000000" fo:font-weight="bold" style:font-weight-asian="bold" style:font-weight-complex="bold"/>
    </style:style>
    <style:style style:name="T23" style:family="text">
      <style:text-properties style:font-name="Bitstream Vera Sans Mono1"/>
    </style:style>
    <style:style style:name="T24" style:family="text">
      <style:text-properties style:font-name="Bitstream Vera Sans Mono1" fo:font-size="10pt" fo:font-weight="normal" style:font-size-asian="10pt" style:font-weight-asian="normal" style:font-size-complex="10pt" style:font-weight-complex="normal"/>
    </style:style>
    <style:style style:name="T25" style:family="text">
      <style:text-properties style:font-name="Bitstream Vera Sans Mono1" fo:font-size="10pt" style:font-size-asian="10pt" style:font-size-complex="10pt"/>
    </style:style>
    <style:style style:name="T26" style:family="text">
      <style:text-properties style:font-name="Bitstream Vera Sans Mono1" fo:font-style="normal" style:font-style-asian="normal" style:font-style-complex="normal"/>
    </style:style>
    <style:style style:name="T27" style:family="text">
      <style:text-properties style:font-name="Bitstream Vera Sans Mono1" fo:font-style="normal" fo:font-weight="normal" style:font-style-asian="normal" style:font-weight-asian="normal" style:font-style-complex="normal" style:font-weight-complex="normal"/>
    </style:style>
    <style:style style:name="T28" style:family="text">
      <style:text-properties style:font-name="Bitstream Vera Sans Mono1" fo:font-weight="normal" style:font-weight-asian="normal" style:font-weight-complex="normal"/>
    </style:style>
    <style:style style:name="T29" style:family="text">
      <style:text-properties style:font-name="Bitstream Vera Sans"/>
    </style:style>
    <style:style style:name="T30" style:family="text">
      <style:text-properties style:font-name="Bitstream Vera Sans" fo:font-size="10pt" fo:font-weight="normal" style:font-size-asian="10pt" style:font-weight-asian="normal" style:font-size-complex="10pt" style:font-weight-complex="normal"/>
    </style:style>
    <style:style style:name="T31" style:family="text">
      <style:text-properties style:font-name="Bitstream Vera Sans" fo:font-size="10pt" fo:font-style="normal" style:font-size-asian="10pt" style:font-style-asian="normal" style:font-size-complex="10pt" style:font-style-complex="normal"/>
    </style:style>
    <style:style style:name="T32" style:family="text">
      <style:text-properties style:font-name="Bitstream Vera Sans" fo:font-size="10pt" style:font-size-asian="10pt" style:font-size-complex="10pt"/>
    </style:style>
    <style:style style:name="T33" style:family="text">
      <style:text-properties style:font-name="Bitstream Vera Sans" fo:font-weight="bold" style:font-weight-asian="bold" style:font-weight-complex="bold"/>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style:font-style-asian="normal" style:font-style-complex="normal"/>
    </style:style>
    <style:style style:name="T36" style:family="text">
      <style:text-properties fo:font-style="italic"/>
    </style:style>
    <style:style style:name="T37" style:family="text">
      <style:text-properties fo:font-style="italic" style:font-style-asian="italic" style:font-style-complex="italic"/>
    </style:style>
    <style:style style:name="T38" style:family="text">
      <style:text-properties fo:font-weight="bold"/>
    </style:style>
    <style:style style:name="T39" style:family="text">
      <style:text-properties fo:font-weight="bold" style:font-weight-asian="bold" style:font-weight-complex="bold"/>
    </style:style>
    <style:style style:name="T40" style:family="text">
      <style:text-properties style:text-underline-style="solid" style:text-underline-width="auto" style:text-underline-color="font-color" fo:font-weight="bold"/>
    </style:style>
    <style:style style:name="T41" style:family="text">
      <style:text-properties fo:font-weight="normal" style:font-weight-asian="normal" style:font-weight-complex="normal"/>
    </style:style>
    <style:style style:name="T42" style:family="text">
      <style:text-properties fo:font-size="12pt" fo:font-style="normal" fo:font-weight="bold" style:font-size-asian="12pt" style:font-style-asian="normal" style:font-weight-asian="bold" style:font-size-complex="12pt" style:font-style-complex="normal" style:font-weight-complex="bold"/>
    </style:style>
    <style:style style:name="T43" style:family="text">
      <style:text-properties style:font-name="Bitstream Vera Sans Mono"/>
    </style:style>
    <style:style style:name="T44" style:family="text">
      <style:text-properties style:font-name="Bitstream Vera Sans Mono" fo:font-size="10pt" style:font-size-asian="10pt" style:font-size-complex="10pt"/>
    </style:style>
    <style:style style:name="T45" style:family="text">
      <style:text-properties style:font-name="Bitstream Vera Sans Mono" fo:font-weight="normal" style:font-weight-asian="normal" style:font-weight-complex="normal"/>
    </style:style>
    <style:style style:name="T46" style:family="text">
      <style:text-properties fo:font-size="10pt" style:font-size-asian="10pt" style:font-size-complex="10pt"/>
    </style:style>
    <style:style style:name="T47" style:family="text">
      <style:text-properties fo:font-size="10pt" fo:font-weight="normal" style:font-size-asian="10pt" style:font-weight-asian="normal" style:font-size-complex="10pt" style:font-weight-complex="normal"/>
    </style:style>
    <style:style style:name="T48" style:family="text">
      <style:text-properties fo:color="#000080" style:font-name="Bitstream Vera Sans"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Qmail-SQL + Courier IMAP + Squirrelmail Howto</text:p>
      <text:p text:style-name="P4">By Brent S. Clark, RHCE</text:p>
      <text:p text:style-name="P5"/>
      <text:p text:style-name="P7">License/Copyright:</text:p>
      <text:p text:style-name="P5"><text:tab/>This document is governed by the GPL (http://www.gnu.org/copyleft/gpl.html).</text:p>
      <text:p text:style-name="P5"/>
      <text:p text:style-name="P7">Document Version:</text:p>
      <text:p text:style-name="P5"><text:tab/><text:span text:style-name="T1">As of 12-May-2004. 1</text:span><text:span text:style-name="T2">st</text:span><text:span text:style-name="T1"> version</text:span></text:p>
      <text:p text:style-name="P16"><text:tab/>As of 01 June 2005. 2<text:span text:style-name="T3">nd</text:span> version</text:p>
      <text:p text:style-name="P5"/>
      <text:p text:style-name="P7">Purpose:</text:p>
      <text:p text:style-name="P5"><text:tab/>I wrote this document mainly for myself as a guide, so that I may remember what I have done to get this working. That I may do so again in the future when/if necessary. I do hope that others may find this useful in installing/configuring Qmail-SQL + Courier IMAP + Squirrelmail. If you find information missing, please let me know and I'll fix the documentation.</text:p>
      <text:p text:style-name="P5"/>
      <text:p text:style-name="P7">Required:</text:p>
      <text:p text:style-name="P5"><text:tab/>Hardware for server.</text:p>
      <text:p text:style-name="P5"><text:tab/>Resolvable DNS Domain name.</text:p>
      <text:p text:style-name="P5"><text:tab/>Fedora Core 3 installed on hardware.</text:p>
      <text:p text:style-name="P5"/>
      <text:p text:style-name="P7">Target Audience:</text:p>
      <text:p text:style-name="P5"><text:tab/>The target audience is anyone at the following skill levels. I have found the following rating for skills to be useful, with 1 being newbie level skills and 5 being guru level skills.</text:p>
      <text:p text:style-name="P5"/>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9">Install OS</text:p>
            </table:table-cell>
            <table:table-cell table:style-name="Table4.B1" office:value-type="float" office:value="4">
              <text:p text:style-name="P10">4</text:p>
            </table:table-cell>
            <table:table-cell table:style-name="Table4.C1">
              <text:p text:style-name="P11"/>
            </table:table-cell>
            <table:table-cell table:style-name="Table4.D1" office:value-type="string">
              <text:p text:style-name="P9">MySQL</text:p>
            </table:table-cell>
            <table:table-cell table:style-name="Table4.B1" office:value-type="float" office:value="3">
              <text:p text:style-name="P10">3</text:p>
            </table:table-cell>
          </table:table-row>
        </table:table-header-rows>
        <table:table-row>
          <table:table-cell table:style-name="Table4.A5" office:value-type="string">
            <text:p text:style-name="P9">Update OS</text:p>
          </table:table-cell>
          <table:table-cell table:style-name="Table4.B2" office:value-type="float" office:value="4">
            <text:p text:style-name="P10">4</text:p>
          </table:table-cell>
          <table:table-cell table:style-name="Table4.C1">
            <text:p text:style-name="P11"/>
          </table:table-cell>
          <table:table-cell table:style-name="Table4.D2" office:value-type="string">
            <text:p text:style-name="P9">PHP</text:p>
          </table:table-cell>
          <table:table-cell table:style-name="Table4.B2" office:value-type="float" office:value="3">
            <text:p text:style-name="P10">3</text:p>
          </table:table-cell>
        </table:table-row>
        <table:table-row>
          <table:table-cell table:style-name="Table4.A5" office:value-type="string">
            <text:p text:style-name="P9">Use apt-get</text:p>
          </table:table-cell>
          <table:table-cell table:style-name="Table4.B2" office:value-type="float" office:value="3">
            <text:p text:style-name="P10">3</text:p>
          </table:table-cell>
          <table:table-cell table:style-name="Table4.C5" office:value-type="string">
            <text:p text:style-name="P8"/>
          </table:table-cell>
          <table:table-cell table:style-name="Table4.D4" office:value-type="string">
            <text:p text:style-name="P9">Courier IMAP</text:p>
          </table:table-cell>
          <table:table-cell table:style-name="Table4.B2" office:value-type="float" office:value="2">
            <text:p text:style-name="P10">2</text:p>
          </table:table-cell>
        </table:table-row>
        <table:table-row>
          <table:table-cell table:style-name="Table4.A5" office:value-type="string">
            <text:p text:style-name="P9">Compile/Package RPMS</text:p>
          </table:table-cell>
          <table:table-cell table:style-name="Table4.B2" office:value-type="float" office:value="2">
            <text:p text:style-name="P10">2</text:p>
          </table:table-cell>
          <table:table-cell table:style-name="Table4.C5" office:value-type="string">
            <text:p text:style-name="P8"/>
          </table:table-cell>
          <table:table-cell table:style-name="Table4.D4" office:value-type="string">
            <text:p text:style-name="P9">VI</text:p>
          </table:table-cell>
          <table:table-cell table:style-name="Table4.B2" office:value-type="float" office:value="3">
            <text:p text:style-name="P10">3</text:p>
          </table:table-cell>
        </table:table-row>
        <table:table-row>
          <table:table-cell table:style-name="Table4.A5" office:value-type="string">
            <text:p text:style-name="P9">Qmail Administrtion</text:p>
          </table:table-cell>
          <table:table-cell table:style-name="Table4.B2" office:value-type="float" office:value="4">
            <text:p text:style-name="P10">4</text:p>
          </table:table-cell>
          <table:table-cell table:style-name="Table4.C5" office:value-type="string">
            <text:p text:style-name="P8"/>
          </table:table-cell>
          <table:table-cell table:style-name="Table4.D5" office:value-type="string">
            <text:p text:style-name="P9"/>
          </table:table-cell>
          <table:table-cell table:style-name="Table4.C1">
            <text:p text:style-name="P10"/>
          </table:table-cell>
        </table:table-row>
      </table:table>
      <text:p text:style-name="P5"/>
      <text:p text:style-name="P7">Recommended Base to Start from:</text:p>
      <text:p text:style-name="P5"><text:tab/>Install the OS from the install CDs then apply updates for your OS. I use the apt-get repository found @ Freshrpms.net (<text:a xlink:type="simple" xlink:href="http://ayo.freshrpms.net/">http://ayo.freshrpms.net/</text:a><text:span text:style-name="T4">) to keep my systems up to date with the latest updates. After installing the OS from CD, I install apt-get and download and apply all the updates. </text:span>This document uses RPM as its pacakge manager.</text:p>
      <text:p text:style-name="P5"/>
      <text:p text:style-name="P7">What won't be covered in this doc:</text:p>
      <text:p text:style-name="P5"><text:tab/>This document will not cover OS, apt-get, Aapche, MySQL and PHP installations. Nor will it cover registering a domain name or what hardware to use. </text:p>
      <text:p text:style-name="P5"><text:tab/></text:p>
      <text:p text:style-name="P7">Tested OS + Apache + MySQL + PHP Versions:</text:p>
      <table:table table:name="Table3" table:style-name="Table3">
        <table:table-column table:style-name="Table3.A"/>
        <table:table-column table:style-name="Table3.B"/>
        <table:table-row>
          <table:table-cell table:style-name="Table3.A1" office:value-type="string">
            <text:p text:style-name="P9">Fedora Core 3</text:p>
          </table:table-cell>
          <table:table-cell table:style-name="Table3.B1" office:value-type="string">
            <text:p text:style-name="P8">httpd-2.0.52-3<text:line-break/>mysql-3.23.58-13</text:p>
            <text:p text:style-name="P8">mysql-server-3.23.58-13</text:p>
            <text:p text:style-name="P8">php-4.3.9-3</text:p>
            <text:p text:style-name="P8">php-imap-4.3.9-3</text:p>
            <text:p text:style-name="P8">php-pear-4.3.9-3</text:p>
            <text:p text:style-name="P8">php-mysql-4.3.9-3</text:p>
          </table:table-cell>
        </table:table-row>
        <text:soft-page-break/>
        <table:table-row>
          <table:table-cell table:style-name="Table3.A2" office:value-type="string">
            <text:p text:style-name="P9">Fedora Core 1</text:p>
          </table:table-cell>
          <table:table-cell table:style-name="Table3.B2" office:value-type="string">
            <text:p text:style-name="P8">httpd-2.0.48-1.2.i386.rpm</text:p>
            <text:p text:style-name="P8">mysql-3.23.58-4.i386.rpm</text:p>
            <text:p text:style-name="P8">mysql-server-3.23.58-4.i386.rpm</text:p>
            <text:p text:style-name="P8">php-4.3.4-1.1.i386.rpm</text:p>
            <text:p text:style-name="P8">php-imap-4.3.4-1.1.i386.rpm</text:p>
            <text:p text:style-name="P8">php-mysql-4.3.4-1.1.i386.rpm</text:p>
          </table:table-cell>
        </table:table-row>
        <table:table-row>
          <table:table-cell table:style-name="Table3.A2" office:value-type="string">
            <text:p text:style-name="P8">Red Hat 9</text:p>
          </table:table-cell>
          <table:table-cell table:style-name="Table3.B2" office:value-type="string">
            <text:p text:style-name="P26">httpd-2.0.40-21.11.i386.rpm<text:line-break/>mysql-3.23.58-1.9.i386.rpm<text:line-break/>mysql-server-3.23.58-1.9.i386.rpm<text:line-break/>php-4.2.2-17.2.i386.rpm<text:line-break/>php-imap-4.2.2-17.2.i386.rpm<text:line-break/>php-mysql-4.2.2-17.2.i386.rpm</text:p>
          </table:table-cell>
        </table:table-row>
      </table:table>
      <text:p text:style-name="P8"/>
      <text:p text:style-name="P8">NOTE: The versions listed above are either the versions shipped on the install CD or the updated version installed via apt-get. If anyone uses this document on another distribution successfully, please let me know so that I may add it to the above list.</text:p>
      <text:p text:style-name="P3"/>
      <text:p text:style-name="P7">Software WWW Sites:</text:p>
      <table:table table:name="Table1" table:style-name="Table1">
        <table:table-column table:style-name="Table1.A"/>
        <table:table-column table:style-name="Table1.B"/>
        <table:table-row>
          <table:table-cell table:style-name="Table1.A1" office:value-type="string">
            <text:p text:style-name="P9">Qmail-sql Project</text:p>
          </table:table-cell>
          <table:table-cell table:style-name="Table1.A1" office:value-type="string">
            <text:p text:style-name="P8">http://http://qmail-sql.digibel.be/</text:p>
          </table:table-cell>
        </table:table-row>
        <table:table-row>
          <table:table-cell table:style-name="Table1.A1" office:value-type="string">
            <text:p text:style-name="P5">Squirrelmail</text:p>
          </table:table-cell>
          <table:table-cell table:style-name="Table1.A1" office:value-type="string">
            <text:p text:style-name="P8">http://www.squirrelmail.org</text:p>
          </table:table-cell>
        </table:table-row>
        <table:table-row>
          <table:table-cell table:style-name="Table1.A1" office:value-type="string">
            <text:p text:style-name="P9">Courier IMAP</text:p>
          </table:table-cell>
          <table:table-cell table:style-name="Table1.A1" office:value-type="string">
            <text:p text:style-name="P8">http://www.inter7.com/courierimap/</text:p>
          </table:table-cell>
        </table:table-row>
      </table:table>
      <text:p text:style-name="P7"/>
      <text:p text:style-name="P7">Software Versions &amp; Download Locations:</text:p>
      <text:p text:style-name="P5"><text:tab/>This is a listing of the software, their versions and locations that were used in the lastest version of this document.</text:p>
      <table:table table:name="Table2" table:style-name="Table2">
        <table:table-column table:style-name="Table2.A"/>
        <table:table-column table:style-name="Table2.B"/>
        <table:table-header-rows>
          <table:table-row>
            <table:table-cell table:style-name="Table2.A1" table:number-columns-spanned="2" office:value-type="string">
              <text:p text:style-name="P32">qmail-sql-1.03-0.26pre4_2.src.rpm</text:p>
            </table:table-cell>
            <table:covered-table-cell/>
          </table:table-row>
        </table:table-header-rows>
        <table:table-row>
          <table:table-cell table:style-name="Table2.A1" office:value-type="string">
            <text:p text:style-name="P32"/>
          </table:table-cell>
          <table:table-cell table:style-name="Table2.A1" office:value-type="string">
            <text:p text:style-name="P8">http://http://qmail-sql.digibel.be/downloads/</text:p>
          </table:table-cell>
        </table:table-row>
        <table:table-row>
          <table:table-cell table:style-name="Table2.A1" table:number-columns-spanned="2" office:value-type="string">
            <text:p text:style-name="P8">Squirrelmail-1.5.0.tar.bz2</text:p>
          </table:table-cell>
          <table:covered-table-cell/>
        </table:table-row>
        <table:table-row>
          <table:table-cell table:style-name="Table2.A1" office:value-type="string">
            <text:p text:style-name="P9"/>
          </table:table-cell>
          <table:table-cell table:style-name="Table2.A1" office:value-type="string">
            <text:p text:style-name="P8">http://www.squirrelmail.org/download.php</text:p>
          </table:table-cell>
        </table:table-row>
        <table:table-row>
          <table:table-cell table:style-name="Table2.A1" table:number-columns-spanned="2" office:value-type="string">
            <text:p text:style-name="P23"><text:span text:style-name="Source_20_Text"><text:span text:style-name="T5">Courier-imap-4.0.2.tar.bz2</text:span></text:span></text:p>
          </table:table-cell>
          <table:covered-table-cell/>
        </table:table-row>
        <table:table-row>
          <table:table-cell table:style-name="Table2.A1" office:value-type="string">
            <text:p text:style-name="P9"/>
          </table:table-cell>
          <table:table-cell table:style-name="Table2.A1" office:value-type="string">
            <text:p text:style-name="P8">http://www.courier-mta.org/download.php#imap</text:p>
          </table:table-cell>
        </table:table-row>
      </table:table>
      <text:p text:style-name="P3"/>
      <text:p text:style-name="P6">Additional Pacakges:</text:p>
      <text:p text:style-name="P3"><text:tab/>You need to also ensure the following pacakges are also installed before you begin. I used the following apt-get command to install the additional packages.</text:p>
      <text:p text:style-name="P3"/>
      <text:p text:style-name="P3"><text:tab/><text:span text:style-name="T23"># apt-get install &lt;package name&gt;</text:span></text:p>
      <text:p text:style-name="P3"/>
      <table:table table:name="Table5" table:style-name="Table5">
        <table:table-column table:style-name="Table5.A"/>
        <table:table-column table:style-name="Table5.B"/>
        <table:table-header-rows>
          <table:table-row>
            <table:table-cell table:style-name="Table5.A1" table:number-columns-spanned="2" office:value-type="string">
              <text:p text:style-name="P32">Additional Packages</text:p>
            </table:table-cell>
            <table:covered-table-cell/>
          </table:table-row>
        </table:table-header-rows>
        <table:table-row>
          <table:table-cell table:style-name="Table5.A9" office:value-type="string">
            <text:p text:style-name="P32">gcc</text:p>
          </table:table-cell>
          <table:table-cell table:style-name="Table5.B9" office:value-type="string">
            <text:p text:style-name="P8">openssl-devel</text:p>
          </table:table-cell>
        </table:table-row>
        <table:table-row>
          <table:table-cell table:style-name="Table5.A9" office:value-type="string">
            <text:p text:style-name="P32">gcc-c++</text:p>
          </table:table-cell>
          <table:table-cell table:style-name="Table5.B9" office:value-type="string">
            <text:p text:style-name="P8">fam-devel</text:p>
          </table:table-cell>
        </table:table-row>
        <table:table-row>
          <table:table-cell table:style-name="Table5.A9" office:value-type="string">
            <text:p text:style-name="P32">rpm-build</text:p>
          </table:table-cell>
          <table:table-cell table:style-name="Table5.B9" office:value-type="string">
            <text:p text:style-name="P8">pam-devel</text:p>
          </table:table-cell>
        </table:table-row>
        <table:table-row>
          <table:table-cell table:style-name="Table5.A9" office:value-type="string">
            <text:p text:style-name="P32">gdbm-devel</text:p>
          </table:table-cell>
          <table:table-cell table:style-name="Table5.B9" office:value-type="string">
            <text:p text:style-name="P32">openldap-devel</text:p>
          </table:table-cell>
        </table:table-row>
        <table:table-row>
          <table:table-cell table:style-name="Table5.A9" office:value-type="string">
            <text:p text:style-name="P32">postgresql-devel</text:p>
          </table:table-cell>
          <table:table-cell table:style-name="Table5.B9" office:value-type="string">
            <text:p text:style-name="P8">openldap-servers</text:p>
          </table:table-cell>
        </table:table-row>
        <table:table-row>
          <table:table-cell table:style-name="Table5.A9" office:value-type="string">
            <text:p text:style-name="P32">postgresql-libs</text:p>
          </table:table-cell>
          <table:table-cell table:style-name="Table5.B9" office:value-type="string">
            <text:p text:style-name="P8">cyrus-sasl-devel</text:p>
          </table:table-cell>
        </table:table-row>
        <table:table-row>
          <table:table-cell table:style-name="Table5.A9" office:value-type="string">
            <text:p text:style-name="P32">mysql-devel</text:p>
          </table:table-cell>
          <table:table-cell table:style-name="Table5.B9" office:value-type="string">
            <text:p text:style-name="P32">wget</text:p>
          </table:table-cell>
        </table:table-row>
        <text:soft-page-break/>
        <table:table-row>
          <table:table-cell table:style-name="Table5.A9" office:value-type="string">
            <text:p text:style-name="P32">libtool</text:p>
          </table:table-cell>
          <table:table-cell table:style-name="Table5.B9" office:value-type="string">
            <text:p text:style-name="P32">expect</text:p>
          </table:table-cell>
        </table:table-row>
      </table:table>
      <text:p text:style-name="P3"/>
      <text:p text:style-name="P3"><text:tab/>Another package you will need is ucspi-tcp. This package is a TCP server package created by the Qmail author. You can get this package by:</text:p>
      <text:p text:style-name="P3"/>
      <text:p text:style-name="P1"><text:span text:style-name="T30"><text:tab/># wget </text:span><text:span text:style-name="T24">http://untroubled.org/rpms/ucspi-tcp/</text:span><text:span text:style-name="T25">ucspi-tcp-0.88-1.i386.rpm </text:span></text:p>
      <text:p text:style-name="P17"/>
      <text:p text:style-name="P17"><text:tab/># rpm -Uvh ucspi-tcp-0.88-1.i386.rpm</text:p>
      <text:p text:style-name="P17"/>
      <text:p text:style-name="P17"><text:tab/><text:span text:style-name="T29">You will also need to ensure that no other MTAs are installed. ex. Sendmail</text:span></text:p>
      <text:p text:style-name="P8"/>
      <text:p text:style-name="P8"><text:tab/><text:span text:style-name="T23"># rpm -e sendmail</text:span></text:p>
      <text:p text:style-name="P3"/>
      <text:p text:style-name="P6">Shameful Use of Documentation:</text:p>
      <text:p text:style-name="P3"><text:tab/>Throughout this document, I have used parts of the install and conifg documentation for Qmail-SQL, Courier IMAP and Squirremail. Sections of the origional documentation I did not use in my own install/config, I left out. Other areas I have modified the origional document to make it easier to understand where I had difficulty during my install/config. See the Credits section in the Appendixes for the locations of the origional authors documentation. </text:p>
      <text:p text:style-name="P3"/>
      <text:p text:style-name="P6">Conventions used in this doc:</text:p>
      <text:p text:style-name="P3"><text:tab/>[] = Things that are different for my install that is different from what Is in this document. If your not me, you can ignore them and it wont affect your install, I hope.</text:p>
      <text:p text:style-name="P3"><text:tab/>&lt;&gt; = Used as a place holder for the information that should go there.</text:p>
      <text:p text:style-name="P3"/>
      <text:p text:style-name="P6">System Preperation:</text:p>
      <text:p text:style-name="P3"><text:tab/>Make sure Apache, MySQL, PHP and the list of additional software is installed before proceeding. Do not isntall Qmail-SQL, Courier-IMAP or Squirrelmail at this time, that is what this doc is for.</text:p>
      <text:p text:style-name="P3"/>
      <text:p text:style-name="P14">Installation of Qmail-sql</text:p>
      <text:p text:style-name="P33"><text:s text:c="3"/></text:p>
      <text:p text:style-name="P5">1. The Qmail-sql author has generously created a source RPM that also contains most of the important Qmail patches. Download the Qmail-sql source RPM.</text:p>
      <text:p text:style-name="P5"/>
      <text:p text:style-name="P22"><text:span text:style-name="T30"><text:tab/></text:span><text:span text:style-name="T24"># wget http://http://qmail-sql.digibel.be/downloads/qmail-sql-1.03-0.26pre4_2.src.rpm</text:span><text:span text:style-name="T30"><text:line-break/></text:span></text:p>
      <text:p text:style-name="P5">2. Then compile/build the source RPM as root.</text:p>
      <text:p text:style-name="P5"/>
      <text:p text:style-name="P22"><text:span text:style-name="T30"><text:tab/></text:span><text:span text:style-name="T24"># rpmbuild --rebuild --with mysql qmail-sql-1.03-0.26pre4_2.src.rpm</text:span></text:p>
      <text:p text:style-name="P5"/>
      <text:p text:style-name="P5">3. Once done install the RPM.</text:p>
      <text:p text:style-name="P5"/>
      <text:p text:style-name="P5"><text:tab/><text:span text:style-name="T23"># rpm -Uvh /usr/src/redhat/RPMS/i386/qmail-sql-1.03mysql-0.26pre4_2.i386.rpm</text:span></text:p>
      <text:p text:style-name="P5"/>
      <text:p text:style-name="P5">NOTE: My Fedora system uses the above location to place the final RPM. If yours doesn't, then the RPM can be found where ever the rpmbuild process tells you it put it. The location is given in the last few lines of the rpmbuild process.</text:p>
      <text:p text:style-name="P7"/>
      <text:p text:style-name="P12">4. Next we need to create the MySQL database that will be used by Qmail-SQL. The Qmail-sql Author was once again very gracious and has included a script to create the database and <text:soft-page-break/>database users for you. <text:s/>The file will need to be modified before you run it.</text:p>
      <text:p text:style-name="P12"/>
      <text:p text:style-name="P12"><text:tab/><text:span text:style-name="T23"># vi /usr/share/doc/qmail-sql-1.03mysql-0.26pre4_2.i386/initdb</text:span></text:p>
      <text:p text:style-name="P12"/>
      <text:p text:style-name="P12">5. And uncomment the mysql entry and comment the pgsql entry. It should look like this:</text:p>
      <text:p text:style-name="P12"/>
      <text:p text:style-name="P19"><text:tab/>db_type="mysql"</text:p>
      <text:p text:style-name="P19"><text:tab/>#db_type="pgsql"</text:p>
      <text:p text:style-name="P12"/>
      <text:p text:style-name="P12">6. You will also need to modify the “mysql” command line to reflect the user ID and password of the MySQL Root user. An example is as follows:</text:p>
      <text:p text:style-name="P12"/>
      <text:p text:style-name="P12"><text:tab/><text:span text:style-name="T23">mysql --user=rootuser -prootpassword mysql -e "</text:span></text:p>
      <text:p text:style-name="P12"/>
      <text:p text:style-name="P12">7. Also, you can change the default database name, user names and passwords. I sugguest you do so. An example config would be:</text:p>
      <text:p text:style-name="P12"/>
      <text:p text:style-name="P12"><text:tab/><text:span text:style-name="T23">usermgr=mainmgr</text:span></text:p>
      <text:p text:style-name="P19"><text:tab/>usermgr_pass=secretdbword</text:p>
      <text:p text:style-name="P19"><text:tab/>userconsult=uconsult</text:p>
      <text:p text:style-name="P19"><text:tab/>userconsult_pass=ronly</text:p>
      <text:p text:style-name="P19"><text:tab/>dbname=maildb</text:p>
      <text:p text:style-name="P12"/>
      <text:p text:style-name="P24"><text:span text:style-name="T6">8. </text:span><text:span text:style-name="T10">Configure qmail-sql by editing </text:span><text:span text:style-name="T11">/var/qmail/control/sqlserver</text:span><text:span text:style-name="T10">. A sample sqlserver is provided with the source (sqlserver.sample) and matches with the database created with initdb. The configuration file is independent of your choosen database. A list of all options is available </text:span><text:a xlink:type="simple" xlink:href="http://qmail-sql.digibel.be/sqlserver.html">here</text:a><text:span text:style-name="T10">. Note that the file also contains options used by other daemons: they were put in the same file, since these daemons also need the database design.</text:span></text:p>
      <text:p text:style-name="P12"/>
      <text:p text:style-name="P9"><text:span text:style-name="T34">9. </text:span>Change the permissions of the sqlserver-file to read-permission for the group nofiles and user qmail-send:<text:line-break/><text:tab/><text:line-break/><text:span text:style-name="T26"><text:tab/># chown qmails.nofiles sqlserver<text:line-break/></text:span></text:p>
      <text:p text:style-name="P20"><text:tab/># chmod 440 sqlserver</text:p>
      <text:p text:style-name="P12"/>
      <text:p text:style-name="P12">10. Modify the <text:span text:style-name="T37">dotqmail</text:span> file to reflect where the Mail is to be delivered to for each user.</text:p>
      <text:p text:style-name="P12"/>
      <text:p text:style-name="P12"><text:tab/><text:span text:style-name="T23"># vi /etc/qmail/dotqmail</text:span></text:p>
      <text:p text:style-name="P12"/>
      <text:p text:style-name="P12"><text:tab/>The following line needs to be in this file</text:p>
      <text:p text:style-name="P12"/>
      <text:p text:style-name="P12"><text:tab/><text:span text:style-name="T23">./Maildir</text:span></text:p>
      <text:p text:style-name="P12"/>
      <text:p text:style-name="P9"><text:span text:style-name="T34">11. </text:span><text:span text:style-name="T38">Please check the startup-order at boot time: your databaseserver should be started </text:span><text:span text:style-name="T40">before</text:span><text:span text:style-name="T38"> qmail.</text:span> Shutdown-order is less important: qmail will defer all mails if your database-server isn't responding. The only <text:span text:style-name="T38">real</text:span> problem occurs when qmail tries to initialize his locals, and can't connect to a databaserver. Note that it might by usefull to modify your qmail-startupscript to delay startup a few seconds: the initscript of postgresql exits as soon as the server started, but the server isn't immediately in production state: if qmail-sql tries to connect too soon, connection will be refused.</text:p>
      <text:p text:style-name="P12"/>
      <text:p text:style-name="P12">12. You need to create a qmail user that will belong to the qmail group and actually own all the </text:p>
      <text:p text:style-name="P12">Maildirs. I chose to create a user called <text:span text:style-name="T37">qmailuser</text:span> with a uid=108 and a gid=101. With the qmail groups gid=101. [qmailuser:x:108:101::/var/qmail:/bin/true] [qmailuser:!!:12536::::::]</text:p>
      <text:p text:style-name="P12"><text:soft-page-break/></text:p>
      <text:p text:style-name="P12">13. Login to MySQL with the <text:s/>usermgr ID the initdb script created above. You need to create an alias user. Qmail-SQL needs an alias user or it won't work. </text:p>
      <text:p text:style-name="P12"/>
      <text:p text:style-name="P20"><text:span text:style-name="T41"><text:tab/></text:span>sql&gt; INSERT INTO passwd (login,uid,gid,home,virtual_host) VALUES </text:p>
      <text:p text:style-name="P20"><text:tab/>('alias',&lt;uid&gt;,&lt;gid&gt;,'&lt;home dir&gt;/&lt;domain name&gt;','&lt;domain name&gt;');</text:p>
      <text:p text:style-name="P20"/>
      <text:p text:style-name="P13"><text:tab/>&lt;uid&gt; = uid of qmail user from step 11</text:p>
      <text:p text:style-name="P13"><text:tab/>&lt;gid&gt; = gid of qmail user from step 11</text:p>
      <text:p text:style-name="P13"><text:tab/>&lt;home dir&gt; = the location that will be used to store the Maildirs. Ex. /opt/mail</text:p>
      <text:p text:style-name="P13"><text:tab/>&lt;domain name&gt; = the domain name to be used</text:p>
      <text:p text:style-name="P13"/>
      <text:p text:style-name="P13">14. Create the home directory and Maildir for the alias user.</text:p>
      <text:p text:style-name="P13"/>
      <text:p text:style-name="P20"><text:tab/># mkdir &lt;home dir&gt;/&lt;domain name&gt;</text:p>
      <text:p text:style-name="P20"/>
      <text:p text:style-name="P20"><text:tab/># chown &lt;uid&gt;.&lt;gid&gt; &lt;home dir&gt;/&lt;domain name&gt;</text:p>
      <text:p text:style-name="P13"/>
      <text:p text:style-name="P22"><text:span text:style-name="T31">15. </text:span><text:span text:style-name="T32">Let qmail-getpw search for this user: </text:span></text:p>
      <text:p text:style-name="P9"><text:line-break/><text:tab/><text:span text:style-name="T26"># /usr/bin/qmail-getpw alias &lt;domain name&gt;</text:span></text:p>
      <text:p text:style-name="P9"><text:line-break/>It should print: </text:p>
      <text:p text:style-name="P13"/>
      <text:p text:style-name="P20"><text:tab/>alias&lt;uid&gt;&lt;gid&gt;&lt;home dir&gt;/&lt;domain name&gt;0</text:p>
      <text:p text:style-name="P9"><text:line-break/>If it doesn't you probably have an error in your sqlserver-file or your database is unreachable. Try <text:line-break/><text:span text:style-name="T35"><text:tab/></text:span><text:span text:style-name="T26"># /usr/bin/qmail-getpw alias &lt;domain name&gt; ; echo $?</text:span></text:p>
      <text:p text:style-name="P9"><text:line-break/>If it prints <text:span text:style-name="T36">111</text:span>, there was a database-problem. Turn debugging on on your database server and start to monitor the queries. Try qmail-getpw again. If you don't see a query, you'll have to check your connection string and the access-privileges of your database. If you see a query, you can execute the query in your database client (eg psql,mysql) and check the output.</text:p>
      <text:p text:style-name="P9"/>
      <text:p text:style-name="P13">16. Try a non-existant user like foo. You should see: <text:line-break/></text:p>
      <text:p text:style-name="P13"><text:tab/><text:span text:style-name="T23">alias10001000/home/virtual.org-foo0 </text:span></text:p>
      <text:p text:style-name="P13"/>
      <text:p text:style-name="P13">17. A non-existant user in a non-existant domain: you didn't even define an alias-user: <text:line-break/><text:tab/></text:p>
      <text:p text:style-name="P20"><text:tab/>/usr/bin/qmail-getpw foo foo; echo $?</text:p>
      <text:p text:style-name="P13"><text:line-break/>It should print 116 (no alias).</text:p>
      <text:p text:style-name="P9"/>
      <text:p text:style-name="P9">18. <text:s/>Its time to configure ucspi-tcp. I will list the rules I used for this step, but if you need more information, please see the documentation included with the RPM.</text:p>
      <text:p text:style-name="P9"/>
      <text:p text:style-name="P18"><text:tab/># cd /etc/tcprules.d</text:p>
      <text:p text:style-name="P18"/>
      <text:p text:style-name="P18"><text:tab/># vi tcp.smtp</text:p>
      <text:p text:style-name="P9"/>
      <text:p text:style-name="P9">The file should contian the following:</text:p>
      <text:p text:style-name="P9"/>
      <text:p text:style-name="P9"><text:tab/><text:span text:style-name="T23">127.0.0.1:allow,RELAYCLIENT=""</text:span></text:p>
      <text:p text:style-name="P18"><text:soft-page-break/><text:tab/>:allow</text:p>
      <text:p text:style-name="P18"/>
      <text:p text:style-name="P9">19. You need to compile the rules using the tcprules command.</text:p>
      <text:p text:style-name="P9"/>
      <text:p text:style-name="P18"><text:tab/># tcprules ./tcp.smtp.cdb ./tcp.smtp.tmp &lt; ./tcp.smtp</text:p>
      <text:p text:style-name="P9"/>
      <text:p text:style-name="P9">20. Start Qmail-sql.</text:p>
      <text:p text:style-name="P9"/>
      <text:p text:style-name="P18"><text:tab/># service qmail start</text:p>
      <text:p text:style-name="P9"/>
      <text:p text:style-name="P7">Create Qmail-SQL User accounts and Maildirs</text:p>
      <text:p text:style-name="P5"/>
      <text:p text:style-name="P5">1. Create a password for the new user.</text:p>
      <text:p text:style-name="P5"/>
      <text:p text:style-name="P5"><text:tab/><text:span text:style-name="T23"># perl -e 'print crypt (&lt;password&gt;,&lt;salt&gt;)'</text:span></text:p>
      <text:p text:style-name="P21"/>
      <text:p text:style-name="P21"><text:tab/><text:span text:style-name="T29">&lt;password&gt; = Password for the new user</text:span></text:p>
      <text:p text:style-name="P5"><text:tab/>&lt;salt&gt; = Some string to help randomize perl</text:p>
      <text:p text:style-name="P5"/>
      <text:p text:style-name="P22"><text:span text:style-name="T30">2. </text:span><text:span text:style-name="T31">Now let's create another user and try qmail-getpw on this one. This shouldn't give any error:<text:line-break/></text:span></text:p>
      <text:p text:style-name="P20"><text:tab/>sql&gt; INSERT INTO passwd (login,uid,gid,home,virtual_host,password) </text:p>
      <text:p text:style-name="P20"><text:tab/>VALUES ('&lt;user name&gt;',&lt;uid&gt;,&lt;gid&gt;,'&lt;home dir&gt;/&lt;domain name&gt;/&lt;user name&gt;',</text:p>
      <text:p text:style-name="P20"><text:tab/>'&lt;domain name&gt;','&lt;password&gt;');<text:line-break/></text:p>
      <text:p text:style-name="P13"><text:tab/>&lt;user name&gt; = New user your creating</text:p>
      <text:p text:style-name="P13"/>
      <text:p text:style-name="P20"><text:tab/># /usr/bin/qmail-getpw &lt;user name&gt; &lt;domain name&gt;</text:p>
      <text:p text:style-name="P13"><text:tab/></text:p>
      <text:p text:style-name="P13">3. Now create the Directory sctucture and Maildir.</text:p>
      <text:p text:style-name="P20"><text:line-break/><text:tab/># mkdir &lt;home dir&gt;/&lt;user name&gt;</text:p>
      <text:p text:style-name="P20"/>
      <text:p text:style-name="P20"><text:tab/># /usr/bin/maildirmake &lt;home dir&gt;/&lt;user name&gt;/Maildir </text:p>
      <text:p text:style-name="P20"><text:line-break/><text:tab/># chown -R &lt;uid&gt;.&lt;gid&gt; &lt;home dir&gt;/&lt;user name&gt;</text:p>
      <text:p text:style-name="P20"><text:tab/></text:p>
      <text:p text:style-name="P20"><text:tab/># chmod -R 0700 &lt;home dir&gt;/&lt;user name&gt;</text:p>
      <text:p text:style-name="P9"><text:span text:style-name="T35"><text:line-break/></text:span><text:span text:style-name="T42">Installation of Courier IMAP</text:span></text:p>
      <text:p text:style-name="P33"><text:s text:c="3"/></text:p>
      <text:p text:style-name="P12">1. <text:s/>We will create 2 RPMS from the source code tar file for Courier IMAP. Download the source code from:</text:p>
      <text:p text:style-name="P5"/>
      <text:p text:style-name="P9"><text:span text:style-name="T28"><text:s/></text:span><text:span text:style-name="T27"># wget http://aleron.dl.sourceforge.net/sourceforge/courier/courier-imap-4.0.2.tar.bz2<text:line-break/> </text:span></text:p>
      <text:p text:style-name="P21"><text:span text:style-name="T35"><text:s/># wget http://prdownloads/sourceforge.net/courier/courier-authlib-0.55.tar.bz2</text:span><text:line-break/> </text:p>
      <text:p text:style-name="P24"><text:span text:style-name="T10"><text:tab/>OR download it from http://www.inter7.com/osfree.html</text:span><text:line-break/></text:p>
      <text:p text:style-name="P23">2. Courier IMAP cannot be compiled as a root user. The Courier IMAP developers designed it this way. So you will need to do the following as a non-root user to prep for the rpmbuild command.</text:p>
      <text:p text:style-name="P23"/>
      <text:p text:style-name="P25"><text:tab/># mkdir $HOME/rpm</text:p>
      <text:p text:style-name="P25"><text:soft-page-break/><text:tab/># mkdir $HOME/rpm/SOURCES</text:p>
      <text:p text:style-name="P25"><text:tab/># mkdir $HOME/rpm/SPECS</text:p>
      <text:p text:style-name="P25"><text:tab/># mkdir $HOME/rpm/BUILD</text:p>
      <text:p text:style-name="P25"><text:tab/># mkdir $HOME/rpm/SRPMS</text:p>
      <text:p text:style-name="P18"><text:tab/># mkdir $HOME/rpm/RPMS</text:p>
      <text:p text:style-name="P18"><text:tab/># mkdir $HOME/rpm/RPMS/i386</text:p>
      <text:p text:style-name="P9"/>
      <text:p text:style-name="P9"><text:s/><text:tab/>CPPFLAGS="-I/usr/include/mysql/"</text:p>
      <text:p text:style-name="P9"><text:tab/>LDFLAGS="-L/usr/lib/mysql/"</text:p>
      <text:p text:style-name="P9"><text:tab/>export CPPFLAGS LDFLAGS</text:p>
      <text:p text:style-name="P9"/>
      <text:p text:style-name="P9">3. More prep work.</text:p>
      <text:p text:style-name="P9"/>
      <text:p text:style-name="P9"><text:tab/><text:span text:style-name="T23"># echo "%_topdir <text:s text:c="3"/>$HOME/rpm" &gt;&gt; $HOME/.rpmmacros</text:span></text:p>
      <text:p text:style-name="P18"/>
      <text:p text:style-name="P9">4. Now to build the courier-authlib RPM.</text:p>
      <text:p text:style-name="P9"/>
      <text:p text:style-name="P9"><text:tab/># rpmbuild -ta courier-authlib-0.55.tar.bz2</text:p>
      <text:p text:style-name="P18"><text:tab/></text:p>
      <text:p text:style-name="P9">5. Install the courier-authlib RPM.</text:p>
      <text:p text:style-name="P9"><text:s text:c="8"/></text:p>
      <text:p text:style-name="P9"><text:tab/># rpm -Uvh $HOME/<text:span text:style-name="T23">rpm/RPMS/i386/</text:span>courier-authlib-0.55-1.3.i386.rpm</text:p>
      <text:p text:style-name="P9"><text:tab/># rpm -Uvh $HOME/<text:span text:style-name="T23">rpm/RPMS/i386/</text:span>courier-authlib-mysql-0.55-1.3.i386.rpm</text:p>
      <text:p text:style-name="P9"><text:tab/># rpm -Uvh $HOME/<text:span text:style-name="T23">rpm/RPMS/i386/</text:span>courier-authlib-devel-0.55-1.3.i386.rpm</text:p>
      <text:p text:style-name="P9"/>
      <text:p text:style-name="P9">6. Now build the courier-imap RPM.</text:p>
      <text:p text:style-name="P9"/>
      <text:p text:style-name="P18"><text:tab/># rpmbuild -ta <text:s/><text:span text:style-name="T34">courier-imap-4.0.2.tar.bz2</text:span></text:p>
      <text:p text:style-name="P9"/>
      <text:p text:style-name="P9">7. Install the courier-imap RPM.</text:p>
      <text:p text:style-name="P9"/>
      <text:p text:style-name="P9"><text:tab/># rpm -Uvh $HOME/<text:span text:style-name="T23">rpm/RPMS/i386/</text:span>courier-imap-4.0.2-1.3.i386.rpm</text:p>
      <text:p text:style-name="P9"/>
      <text:p text:style-name="P9">8. Now you need to modify the authmysqlrc file, so Courier IMAP can use MySQL to query the Qmail-SQL DB.</text:p>
      <text:p text:style-name="P9"/>
      <text:p text:style-name="P18"><text:tab/># vi /etc/authlib/authmysqlrc</text:p>
      <text:p text:style-name="P9"/>
      <text:p text:style-name="P9"><text:tab/>Modify the following lines to match with the DB info you created for Qmail-SQL. Leave all the other lines alone.</text:p>
      <text:p text:style-name="P9"/>
      <text:p text:style-name="P18"><text:tab/>MYSQL_SERVER<text:tab/><text:tab/>localhost</text:p>
      <text:p text:style-name="P18"><text:tab/>MYSQL_USERNAME<text:tab/><text:tab/><text:span text:style-name="T34">mainmgr</text:span> <text:tab/></text:p>
      <text:p text:style-name="P18"><text:tab/>MYSQL_PASSWORD<text:tab/><text:tab/><text:span text:style-name="T34">secretdbword</text:span></text:p>
      <text:p text:style-name="P19"><text:tab/>MYSQL_DATABASE<text:tab/><text:tab/>maildb</text:p>
      <text:p text:style-name="P19"><text:tab/>MYSQL_USER_TABLE <text:s text:c="7"/>passwd</text:p>
      <text:p text:style-name="P19"><text:tab/>MYSQL_CRYPT_PWFIELD <text:s text:c="4"/>crypt</text:p>
      <text:p text:style-name="P19"><text:tab/>DEFAULT_DOMAIN <text:s text:c="9"/>&lt;domain name&gt;</text:p>
      <text:p text:style-name="P19"><text:tab/>MYSQL_SELECT_CLAUSE <text:s text:c="4"/>SELECT login, password, '', uid, gid, home, '', <text:tab/><text:tab/>hardquota, '' FROM passwd where login='$(local_part)' and <text:tab/><text:tab/><text:line-break/><text:tab/><text:tab/>virtual_host='$(domain)'</text:p>
      <text:p text:style-name="P9"/>
      <text:p text:style-name="P9"><text:tab/>NOTE: The MYSQL_SELECT_CLAUSE is used instead of filling out all the other info <text:s/>in the file about the names of the database fields. The DEFAULT_DOMAIN is set so your users wont have to type @&lt;domain name&gt; after their login. If your planning on hosting more that one <text:soft-page-break/>domain, then leave this line commented out.</text:p>
      <text:p text:style-name="P9"/>
      <text:p text:style-name="P9">9. Start Courier IMAP. </text:p>
      <text:p text:style-name="P9"/>
      <text:p text:style-name="P18"><text:tab/># service courier-imap start</text:p>
      <text:p text:style-name="P9"/>
      <text:p text:style-name="P15">Installation of Squirrelmail</text:p>
      <text:p text:style-name="P33"><text:s text:c="3"/></text:p>
      <text:p text:style-name="P34">1. Download the Squirrelmail RPM from http://www.squirrelmail.org/download.php</text:p>
      <text:p text:style-name="P34"/>
      <text:p text:style-name="P34">2. Untar it to a dir of your choice. [/opt/www/]</text:p>
      <text:p text:style-name="P34"/>
      <text:p text:style-name="P34"><text:tab/><text:span text:style-name="T23"># tar xvfj squirrelmail-1.5.0.tar.bz2</text:span></text:p>
      <text:p text:style-name="P34"/>
      <text:p text:style-name="P42"><text:span text:style-name="T15">3. Now create a file called squirrelmail.conf and place in the Apache conf.d directory at /etc/httpd/. <text:s/>Add the following to the squirrelmail.conf file and restart httpd. [/usr/share = /opt/www/”]</text:span>. This will allow Apache<text:span text:style-name="T15"> to see the Squirrelmail files.</text:span></text:p>
      <text:p text:style-name="P34"/>
      <text:p text:style-name="P43"><text:span text:style-name="T6"><text:tab/></text:span><text:span text:style-name="T17">Alias /Mail/ "/usr/share/squirrelmail</text:span><text:span text:style-name="T19">-1.5.0</text:span><text:span text:style-name="T17">/"</text:span></text:p>
      <text:p text:style-name="P38"/>
      <text:p text:style-name="P43"><text:tab/><text:span text:style-name="T44">&lt;Directory /usr/share/squirrelmail-1.5.0/plugins/squirrelspell&gt;</text:span></text:p>
      <text:p text:style-name="P44"><text:s text:c="4"/><text:tab/>php_admin_value safe_mode 0</text:p>
      <text:p text:style-name="P44"><text:tab/>&lt;/Directory&gt;</text:p>
      <text:p text:style-name="P34"><text:tab/></text:p>
      <text:p text:style-name="P34">The last statement is so the spell checking feature will work.</text:p>
      <text:p text:style-name="P34"/>
      <text:p text:style-name="P34">4. Use the Squirrelmail Config Utility so that Squirrelmail can talk to Courier IMAP. </text:p>
      <text:p text:style-name="P34"/>
      <text:p text:style-name="P34"><text:tab/><text:span text:style-name="T23"># /usr/share/squirrelmail/config/conf.pl</text:span></text:p>
      <text:p text:style-name="P34"><text:tab/></text:p>
      <text:p text:style-name="P34"><text:tab/>Once in the Squirrelmail Admin interface, go to Server Settings and set the following:</text:p>
      <text:p text:style-name="P34"/>
      <text:p text:style-name="P39"><text:tab/>Server Settings</text:p>
      <text:p text:style-name="P34"><text:tab/><text:span text:style-name="T23">Domain<text:tab/><text:tab/><text:tab/> <text:s text:c="3"/>: &lt;domain name&gt;</text:span></text:p>
      <text:p text:style-name="P38"><text:tab/>Sendmail or SMTP <text:tab/> <text:s/><text:tab/> <text:s text:c="3"/>: SMTP</text:p>
      <text:p text:style-name="P38"><text:tab/></text:p>
      <text:p text:style-name="P38"><text:tab/>IMAP Settings</text:p>
      <text:p text:style-name="P38"><text:tab/><text:tab/>IMAP Server<text:tab/><text:tab/> <text:s text:c="3"/>: localhost</text:p>
      <text:p text:style-name="P38"><text:tab/><text:tab/>IMAP Port<text:tab/><text:tab/> <text:s text:c="3"/>: 143</text:p>
      <text:p text:style-name="P38"><text:tab/><text:tab/>Authentication type <text:s text:c="2"/>: login</text:p>
      <text:p text:style-name="P38"><text:tab/><text:tab/>Secure IMAP (TLS)<text:tab/> <text:s text:c="3"/>: false</text:p>
      <text:p text:style-name="P38"><text:tab/><text:tab/>Server software<text:tab/> <text:s text:c="3"/>: courier</text:p>
      <text:p text:style-name="P38"><text:tab/><text:tab/>Delimiter <text:tab/><text:tab/> <text:s text:c="3"/>: .</text:p>
      <text:p text:style-name="P38"/>
      <text:p text:style-name="P38"><text:tab/>SMTP Settings</text:p>
      <text:p text:style-name="P38"><text:tab/><text:tab/>SMTP Server <text:s text:c="10"/>: localhost</text:p>
      <text:p text:style-name="P38"><text:tab/><text:tab/>SMTP Port <text:s text:c="12"/>: 25</text:p>
      <text:p text:style-name="P38"><text:tab/><text:tab/>POP before SMTP <text:s text:c="6"/>: false</text:p>
      <text:p text:style-name="P38"><text:tab/><text:tab/>SMTP Authentication <text:s text:c="2"/>: none</text:p>
      <text:p text:style-name="P38"><text:tab/><text:tab/>Secure SMTP (TLS) <text:s text:c="4"/>: false</text:p>
      <text:p text:style-name="P38"/>
      <text:p text:style-name="P39"><text:tab/>Folder Defaults</text:p>
      <text:p text:style-name="P38"><text:tab/>Default Folder Prefix<text:tab/> <text:s text:c="3"/>: INBOX.</text:p>
      <text:p text:style-name="P38"><text:tab/>Show Folder Prefix Option <text:s text:c="2"/>: true</text:p>
      <text:p text:style-name="P38"><text:tab/>Default Sub. of INBOX <text:s text:c="6"/>: false</text:p>
      <text:p text:style-name="P38"><text:soft-page-break/><text:tab/>Show 'Contain Sub.' Option <text:s/>: true</text:p>
      <text:p text:style-name="P38"><text:tab/>Auto Create Special Folders : true</text:p>
      <text:p text:style-name="P34"/>
      <text:p text:style-name="P34"><text:tab/>NOTE: I haven't listed all the optins for these catagories. I have listed the ones that allow Squirrelmail to work properly. All the others should be set how you like.</text:p>
      <text:p text:style-name="P34"/>
      <text:p text:style-name="P34">5. At this point, you should be able to login to Squirrelmail and send and receive email. If not, double check all your steps and if need be, consult the proper Mailing List archive for each application.</text:p>
      <text:p text:style-name="P34"/>
      <text:p text:style-name="P34">NOTE: There are issues with running PHP and MySQL 4+ to get around the main issue of the pear stuff not logging into mysql, do the following:</text:p>
      <text:p text:style-name="P34"/>
      <text:p text:style-name="P40"><text:tab/>mysql&gt; UPDATE mysql.user SET Password = OLD_PASSWORD('<text:span text:style-name="T23">sqpass</text:span>')</text:p>
      <text:p text:style-name="P40"><text:s text:c="4"/><text:tab/> <text:s text:c="8"/>-&gt; WHERE Host = 'localhost' AND User = '<text:span text:style-name="T23">squser</text:span>';</text:p>
      <text:p text:style-name="P40"/>
      <text:p text:style-name="P40"><text:tab/>mysql&gt; FLUSH PRIVILEGES;</text:p>
      <text:p text:style-name="P34"/>
      <text:p text:style-name="P34">More on this issue can be found @ http://dev.mysql.com/doc/mysql/en/old-client.html</text:p>
      <text:p text:style-name="P34"/>
      <text:p text:style-name="P36">Squirrelmail + MySQL Prefs &amp; Addressbook (User and Global)</text:p>
      <text:p text:style-name="P33"><text:tab/>I'm of the opinion, that if you have a database to store Qmail-SQL userid info in, they you might as well use it to store Squirrelmail Preferences and Addressbooks. The following section will go over how to get this working. <text:s/>As of Squirrelmail-1.5.0, the Global Addressbook has been integrated into Squirrelmail. If your using an older verision and want an Global Addressbook, you'll need to use the Global Addressbook plugin.</text:p>
      <text:p text:style-name="P33"/>
      <text:p text:style-name="P34">1. You need to create the database to hold the Squirrelmail Addressbook and Preferences. Do this by logging into mysql and issuing the create database command.</text:p>
      <text:p text:style-name="P34"/>
      <text:p text:style-name="P34"><text:tab/><text:span text:style-name="T23">CREATE DATABASE squirrelmail;</text:span></text:p>
      <text:p text:style-name="P34"/>
      <text:p text:style-name="P34">2. Next you need to create the structure of the tables. Login to mysql and issue the following SQL statements. NOTE: Change DB name, DB User name and password as you want. Just be sure you issue the following commands with yours in mind and replace where appropriate.</text:p>
      <text:p text:style-name="P34"/>
      <text:p text:style-name="P43"><text:span text:style-name="T25"><text:tab/>GRANT select,insert,update,delete ON squirrelmail.* <text:line-break/><text:tab/>TO squser@localhost IDENTIFIED BY 'sqpass';</text:span><text:line-break/></text:p>
      <text:p text:style-name="P45"><text:tab/>USE squirrelmail;</text:p>
      <text:p text:style-name="P43"/>
      <text:p text:style-name="P45"><text:span text:style-name="T21"><text:tab/></text:span>CREATE TABLE address (<text:line-break/><text:tab/><text:tab/>owner varchar(128) DEFAULT '' NOT NULL,<text:line-break/><text:tab/><text:tab/>nickname varchar(16) DEFAULT '' NOT NULL,<text:line-break/><text:tab/><text:tab/>firstname varchar(128) DEFAULT '' NOT NULL,<text:line-break/><text:tab/><text:tab/>lastname varchar(128) DEFAULT '' NOT NULL,<text:line-break/><text:tab/><text:tab/>email varchar(128) DEFAULT '' NOT NULL,<text:line-break/><text:tab/><text:tab/>label varchar(255),<text:line-break/><text:tab/><text:tab/>PRIMARY KEY (owner,nickname),<text:line-break/><text:tab/><text:tab/>KEY firstname (firstname,lastname));<text:line-break/><text:line-break/><text:tab/>CREATE TABLE userprefs (<text:line-break/><text:tab/><text:tab/>user varchar(128) DEFAULT '' NOT NULL,<text:line-break/><text:tab/><text:tab/>prefkey varchar(64) DEFAULT '' NOT NULL,<text:line-break/><text:tab/><text:tab/>prefval BLOB DEFAULT '' NOT NULL,<text:line-break/><text:soft-page-break/><text:tab/><text:tab/>PRIMARY KEY (user,prefkey));</text:p>
      <text:p text:style-name="P45"/>
      <text:p text:style-name="P45"><text:tab/>CREATE TABLE global_abook (<text:line-break/><text:tab/><text:tab/>owner varchar(128) DEFAULT '' NOT NULL,<text:line-break/><text:tab/><text:tab/>nickname varchar(16) DEFAULT '' NOT NULL,<text:line-break/><text:tab/><text:tab/>firstname varchar(128) DEFAULT '' NOT NULL,<text:line-break/><text:tab/><text:tab/>lastname varchar(128) DEFAULT '' NOT NULL,<text:line-break/><text:tab/><text:tab/>email varchar(128) DEFAULT '' NOT NULL,<text:line-break/><text:tab/><text:tab/>label varchar(255),<text:line-break/><text:tab/><text:tab/>PRIMARY KEY (owner,nickname),<text:line-break/><text:tab/><text:tab/>KEY firstname (firstname,lastname));</text:p>
      <text:p text:style-name="P34"/>
      <text:p text:style-name="P43"><text:span text:style-name="T6"><text:tab/>NOTE: </text:span><text:span text:style-name="T32">Default preferences can be set by altering the $default array in db_prefs.php.</text:span></text:p>
      <text:p text:style-name="P34"/>
      <text:p text:style-name="P34">3. Next run the Squirrelmail conf.pl utility and set the Database options to the following:</text:p>
      <text:p text:style-name="P34"/>
      <text:p text:style-name="P40"><text:tab/># /usr/share/squirrelmail/config/conf.pl</text:p>
      <text:p text:style-name="P35"/>
      <text:p text:style-name="P38"><text:tab/><text:span text:style-name="T33">Database</text:span></text:p>
      <text:p text:style-name="P46">1. <text:s/>DSN for Address Book <text:s text:c="2"/>: mysql://squser:sqpass@localhost/squirrelmail</text:p>
      <text:p text:style-name="P46">2. <text:s/>Table for Address Book : address</text:p>
      <text:p text:style-name="P46"/>
      <text:p text:style-name="P46">3. <text:s/>DSN for Preferences <text:s text:c="3"/>: mysql://squser:sqpass@localhost/squirrelmail</text:p>
      <text:p text:style-name="P46">4. <text:s/>Table for Preferences <text:s/>: userprefs</text:p>
      <text:p text:style-name="P46">5. <text:s/>Field for username <text:s text:c="4"/>: user</text:p>
      <text:p text:style-name="P46">6. <text:s/>Field for prefs key <text:s text:c="3"/>: prefkey</text:p>
      <text:p text:style-name="P46">7. <text:s/>Field for prefs value <text:s/>: prefval</text:p>
      <text:p text:style-name="P46"/>
      <text:p text:style-name="P46">8. <text:s/>DSN for Global Address Book <text:s text:c="11"/>: mysql://squser:sqpass@localhost/squirrelmail</text:p>
      <text:p text:style-name="P46">9. <text:s/>Table for Global Address Book <text:s text:c="9"/>: global_abook</text:p>
      <text:p text:style-name="P46">10. Allow writing into Global Address Book : false</text:p>
      <text:p text:style-name="P40"><text:tab/>11. Allow listing of Global Address Book <text:s text:c="2"/>: true</text:p>
      <text:p text:style-name="P34"/>
      <text:p text:style-name="P34">4. From now on, all Users/Global Addressbooks and Preferences will be stored in MySQL.</text:p>
      <text:p text:style-name="P34"/>
      <text:p text:style-name="P15">Installation of Squirrelmail Plugins</text:p>
      <text:p text:style-name="P33"><text:s text:c="3"/></text:p>
      <text:p text:style-name="P34"><text:tab/>You may want to add the following plugins to your Squirrelmail installation to make administration easier. Plugins can be downloaded at http://www.squirrelmail.org/plugins.php. The plugins that will be dicussed are the following. Go ahead and download the following plugins.</text:p>
      <text:p text:style-name="P34"><text:tab/></text:p>
      <table:table table:name="Table6" table:style-name="Table6">
        <table:table-column table:style-name="Table6.A"/>
        <table:table-column table:style-name="Table6.B"/>
        <table:table-row>
          <table:table-cell table:style-name="Table6.A1" office:value-type="string">
            <text:p text:style-name="P47">Plugin Name</text:p>
          </table:table-cell>
          <table:table-cell table:style-name="Table6.B1" office:value-type="string">
            <text:p text:style-name="P47">Plugin Description</text:p>
          </table:table-cell>
        </table:table-row>
        <table:table-row>
          <table:table-cell table:style-name="Table6.A3" office:value-type="string">
            <text:p text:style-name="P48">change_mysqlpass</text:p>
          </table:table-cell>
          <table:table-cell table:style-name="Table6.B3" office:value-type="string">
            <text:p text:style-name="P48">This allows a user to change their own password in Squirrelmail if their password is stored in MySQL.</text:p>
          </table:table-cell>
        </table:table-row>
        <table:table-row>
          <table:table-cell table:style-name="Table6.A3" office:value-type="string">
            <text:p text:style-name="P48">compatibility</text:p>
          </table:table-cell>
          <table:table-cell table:style-name="Table6.B3" office:value-type="string">
            <text:p text:style-name="P48">This plugin is required for change_mysqlpass</text:p>
          </table:table-cell>
        </table:table-row>
      </table:table>
      <text:p text:style-name="P34"/>
      <text:p text:style-name="P35">Install Change_MySQLpass Plugin:</text:p>
      <text:p text:style-name="P34"><text:tab/></text:p>
      <text:p text:style-name="P43"><text:span text:style-name="T6"><text:tab/></text:span><text:span text:style-name="T19"># wget http://www.squirrelmail.org/plugins/compatibility-1.3.tar.gz</text:span></text:p>
      <text:p text:style-name="P40"><text:tab/># wget http://www.squirrelmail.org/plugins/change_mysqlpass-3.2-1.2.8.tar.gz</text:p>
      <text:p text:style-name="P40"><text:soft-page-break/></text:p>
      <text:p text:style-name="P40"><text:tab/># tar xvfz compatibility-1.3.tar.gz /&lt;squirrelmail&gt;/plugins/</text:p>
      <text:p text:style-name="P40"/>
      <text:p text:style-name="P40"><text:tab/># tar xvfz change_mysqlpass-3.2-1.2.8.tar.gz /&lt;squirrelmail&gt;/plugins/</text:p>
      <text:p text:style-name="P40"/>
      <text:p text:style-name="P40"><text:tab/># cd /&lt;squirrelmail&gt;/plugins/change_mysqlpass</text:p>
      <text:p text:style-name="P40"/>
      <text:p text:style-name="P40"><text:tab/># cp config.php.sample config.php</text:p>
      <text:p text:style-name="P40"/>
      <text:p text:style-name="P40"><text:tab/># vi config.php</text:p>
      <text:p text:style-name="P40"/>
      <text:p text:style-name="P41">Next you'll need to modify the config.php file to match the Qmail-SQL Database layout. If you want to know what eact option is, the config.php file is expertly documented. </text:p>
      <text:p text:style-name="P41"/>
      <text:p text:style-name="P40"><text:tab/>$mysql_server = 'localhost';</text:p>
      <text:p text:style-name="P40"><text:tab/>$mysql_database = 'qmaildb';</text:p>
      <text:p text:style-name="P40"><text:s text:c="6"/>$mysql_table = 'passwd';</text:p>
      <text:p text:style-name="P40"><text:s text:c="6"/>$mysql_userid_field = 'login';</text:p>
      <text:p text:style-name="P40"><text:s text:c="6"/>$mysql_password_field ='password';</text:p>
      <text:p text:style-name="P40"><text:s text:c="6"/>$mysql_manager_id = 'squser';</text:p>
      <text:p text:style-name="P40"><text:s text:c="6"/>$mysql_manager_pw = 'squser';</text:p>
      <text:p text:style-name="P40"><text:tab/>$use_ssl_for_password_change = 0;</text:p>
      <text:p text:style-name="P40"><text:tab/>$mysql_password_force = 0;</text:p>
      <text:p text:style-name="P40"><text:tab/>$split_username_query = 1;</text:p>
      <text:p text:style-name="P40"><text:tab/>$split_username_domain_field = 'virtual_host';</text:p>
      <text:p text:style-name="P34"/>
      <text:p text:style-name="P33">Now all you have to due is run conf.pl and add these plugins to your “Installed Plugins” list.</text:p>
      <text:p text:style-name="P37"/>
      <text:p text:style-name="P37">Credits</text:p>
      <text:p text:style-name="P5"><text:tab/>Squirrelmail Install Document<text:tab/><text:tab/>http://www.squirrelmail.org/wiki/SquirrelMail</text:p>
      <text:p text:style-name="P24"><text:span text:style-name="T10"><text:tab/>Qmail-SQL Install Document<text:tab/><text:tab/></text:span><text:span text:style-name="T46">http://qmail-sql.digibel.be/install.html</text:span></text:p>
      <text:p text:style-name="P9"><text:tab/>Courier-IMAP Install Document<text:tab/><text:tab/>http://www.courier-mta.org/imap/</text:p>
      <text:p text:style-name="P9"><text:tab/>Qmail Reference<text:tab/><text:tab/><text:tab/><text:tab/>http://www.qmail.org/</text:p>
      <text:p text:style-name="P24"><text:a xlink:type="simple" xlink:href="http://www.courier-mta.org/beta/imap/courier-imap-3.0.3.20040509.tar.bz2"><text:span text:style-name="Source_20_Text"><text:span text:style-name="T16"/></text:span></text:a></text:p>
      <text:p text:style-name="P24"><text:a xlink:type="simple" xlink:href="http://www.courier-mta.org/beta/imap/courier-imap-3.0.3.20040509.tar.bz2"><text:span text:style-name="Source_20_Text"><text:span text:style-name="T16">Appendixes </text:span></text:span></text:a></text:p>
      <text:p text:style-name="P24"><text:a xlink:type="simple" xlink:href="http://www.courier-mta.org/beta/imap/courier-imap-3.0.3.20040509.tar.bz2"><text:span text:style-name="Source_20_Text"><text:tab/>NOTE</text:span></text:a><text:span text:style-name="Source_20_Text"><text:span text:style-name="T13">: This section will include little issue fixes that I ran into when install/config my installation. They are not necessary to get the installation working. </text:span></text:span></text:p>
      <text:p text:style-name="P24"><text:span text:style-name="Source_20_Text"><text:span text:style-name="T14"/></text:span></text:p>
      <text:p text:style-name="P27"><text:span text:style-name="T22">A. Qmail-SQL/SMTP Port</text:span><text:span text:style-name="Source_20_Text"><text:span text:style-name="T7"><text:line-break/></text:span></text:span><text:span text:style-name="Source_20_Text"><text:span text:style-name="T8"><text:tab/>If you require your SMTP incoming port to be something other than 25, then all you need to do is modify the /etc/services file and change the port # for the SMTP process then restart Qmail-SQL. [10025]<text:line-break/><text:line-break/></text:span></text:span><text:span text:style-name="Source_20_Text"><text:span text:style-name="T7">B. Built RPMS<text:line-break/><text:tab/></text:span></text:span><text:span text:style-name="Source_20_Text"><text:span text:style-name="T8">You may want to cp the RPMS that you build to a location that will be backed up, in case you have to rebuild your system, you wont have to worry about rebuilding RPMS you've already built. NOTE: DO NOT distribute your Qmail-SQL RPMS! The Qmail author forbids distributing Qmail binaries. </text:span></text:span><text:span text:style-name="Source_20_Text"><text:span text:style-name="T7"><text:line-break/><text:line-break/>C. Courier POP3<text:line-break/><text:tab/></text:span></text:span><text:span text:style-name="Source_20_Text"><text:span text:style-name="T8">When you build Courier IMAP, it also builds and installs a POP3 service. Squirrelmail is a IMAP based Web Client, POP3 isn't needed. So to keep things clean and a little more secure, I modify </text:span></text:span><text:span text:style-name="Source_20_Text"><text:span text:style-name="T12">/etc/init.d/courier-imap</text:span></text:span><text:span text:style-name="Source_20_Text"><text:span text:style-name="T8"> and comment out the sections dealing with POP3. Restart Courier IMAP after changing this file.</text:span></text:span></text:p>
      <text:p text:style-name="P27"><text:soft-page-break/><text:span text:style-name="Source_20_Text"><text:span text:style-name="T7">D. Quotas<text:line-break/><text:tab/></text:span></text:span><text:span text:style-name="Source_20_Text"><text:span text:style-name="T8">I don't use them, so I haven't used them. No help here. If you get them working, let me know and I'll add it here.</text:span></text:span></text:p>
      <text:p text:style-name="P27"><text:span text:style-name="Source_20_Text"><text:span text:style-name="T7">E. Backup<text:line-break/></text:span></text:span><text:span text:style-name="Source_20_Text"><text:span text:style-name="T8"><text:tab/>I highly sugguest backing up your system regurally. I have found that if you don't, you will lose valuable information. Since this system is your Mail MTA, Web Client and Database server, that is allot of info to lose. <text:line-break/><text:tab/>I have changed the location where the MySQL DB, Squirrelmail files and Mail files are kept. I have done this so I only have to worry about backing up one filesystem and be sure that I have everything to restore my system in case anything happens. <text:line-break/><text:tab/></text:span></text:span><text:span text:style-name="Source_20_Text"><text:span text:style-name="Source_20_Text"><text:span text:style-name="T8">Just my 2 cents.</text:span></text:span></text:span></text:p>
      <text:p text:style-name="P27"><text:span text:style-name="Source_20_Text"><text:span text:style-name="T7">F. PHP Security</text:span></text:span><text:span text:style-name="Source_20_Text"><text:span text:style-name="T8"><text:line-break/><text:tab/>If your like me, I like to set security in PHP to the max. I believe that a application should work with PHP security on. By security I mean having SAFE_MODE set to ON and REGISTER_GLOBALS set to OFF. If you do set these options as I do, you need to ensure that you do the following for Squirrelmail.</text:span></text:span></text:p>
      <text:p text:style-name="P27"><text:span text:style-name="Source_20_Text"><text:span text:style-name="T20"><text:tab/># chown -R apache.apache /usr/share/squirrelmail/</text:span></text:span><text:span text:style-name="Source_20_Text"><text:span text:style-name="T18"><text:line-break/><text:line-break/>G</text:span></text:span><text:span text:style-name="Source_20_Text"><text:span text:style-name="T7">. Squirrelmail Import File Addressbook/Preferences to MySQL.</text:span></text:span></text:p>
      <text:p text:style-name="P27"><text:span text:style-name="Source_20_Text"><text:span text:style-name="T8"><text:tab/></text:span></text:span><text:a xlink:type="simple" xlink:href="http://www.squirrelmail.org/wiki/en_US/PrimeDB"><text:span text:style-name="Source_20_Text"><text:span text:style-name="T48">http://www.squirrelmail.org/wiki/en_US/PrimeDB</text:span></text:span></text:a></text:p>
      <text:p text:style-name="P27"><text:span text:style-name="Source_20_Text"><text:span text:style-name="T9">H.</text:span></text:span><text:span text:style-name="T39"> Squirrelmail Plugins<text:line-break/><text:tab/></text:span><text:span text:style-name="T41">Squirrelmail has a bunch more plugins you can download and use. The plugins I find useful are:<text:line-break/><text:tab/>address_add<text:line-break/><text:tab/>notes<text:line-break/><text:tab/>timeout_user<text:line-break/><text:tab/>unsafe_image_rules<text:line-break/><text:tab/>quicksave<text:line-break/><text:tab/>change_mysqlpass<text:line-break/><text:tab/>askuserinfo<text:line-break/><text:tab/>abook_import_export<text:line-break/><text:tab/>folder_sizes<text:line-break/><text:tab/>vkeyboard<text:line-break/><text:tab/>compatibility<text:line-break/><text:tab/>legend<text:line-break/><text:tab/>translate<text:line-break/><text:tab/>addgraphics<text:line-break/><text:tab/>password_forget<text:line-break/><text:tab/>empty_trash<text:line-break/><text:tab/>message_details<text:line-break/><text:tab/>squirrelspell<text:line-break/><text:tab/>username</text:span></text:p>
      <text:p text:style-name="P28">I. Qmail-Autoresponder</text:p>
      <text:p text:style-name="P29"><text:span text:style-name="T39"><text:tab/></text:span><text:span text:style-name="T45"># </text:span><text:span text:style-name="T43">wget http://updates.ecsc.co.uk/apt/firehat-2.0-i386/RPMS.os/qmail-autoresponder-0.95-1.i386.rpm</text:span></text:p>
      <text:p text:style-name="P30"><text:soft-page-break/><text:span text:style-name="T47"><text:tab/># wget http://untroubled.org/bglibs/bglibs-1.020-1.src.rpm</text:span><text:line-break/><text:span text:style-name="T46"><text:tab/># rpmbuild –rebuild <text:s/></text:span><text:span text:style-name="T47">bglibs-1.020-1.src.rpm<text:line-break/><text:tab/># rpm -Uvh bglibs-1.020-1.i386.rpm<text:line-break/><text:tab/># rpm -Uvh qmail-autoresponder-0.95-1.i386.rpm</text:span></text:p>
      <text:p text:style-name="P31"/>
      <text:p text:style-name="P28">J. Future of this Document<text:span text:style-name="T41"><text:line-break/><text:tab/>I would like to install SSL for use by Squirrelmail so passwords are encrypted as they travel over the network. I would also like to install Qmail-autoresponder and get it to work. Both of which I will document here when I get them d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Bitstream Vera Sans Mono1" svg:font-family="'Bitstream Vera Sans Mono'" style:font-pitch="fixed"/>
    <style:font-face style:name="Bitstream Vera Sans Mono" svg:font-family="'Bitstream Vera Sans Mono'" style:font-family-generic="modern" style:font-pitch="fixed"/>
    <style:font-face style:name="Luxi Mono" svg:font-family="'Luxi Mono'" style:font-family-generic="modern" style:font-pitch="fixed"/>
    <style:font-face style:name="Bitstream Vera Sans" svg:font-family="'Bitstream Vera Sans'" style:font-pitch="variable"/>
    <style:font-face style:name="Luxi Sans" svg:font-family="'Luxi Sans'" style:font-pitch="variable"/>
    <style:font-face style:name="Mincho" svg:font-family="Mincho" style:font-pitch="variable"/>
    <style:font-face style:name="Nimbus Roman No9 L" svg:font-family="'Nimbus Roman No9 L'" style:font-family-generic="roman" style:font-pitch="variable"/>
    <style:font-face style:name="Bitstream Vera Sans1" svg:font-family="'Bitstream Vera San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Bitstream Vera Sans" fo:font-size="12pt" fo:language="en" fo:country="US" style:font-name-asian="Luxi Sans" style:font-size-asian="12pt" style:language-asian="none" style:country-asian="none" style:font-name-complex="Luxi San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ans" fo:font-size="12pt" fo:language="en" fo:country="US" style:font-name-asian="Luxi Sans" style:font-size-asian="12pt" style:language-asian="none" style:country-asian="none" style:font-name-complex="Luxi 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1965in" style:contextual-spacing="false" style:page-number="auto" fo:background-color="transparent">
        <style:background-image/>
      </style:paragraph-properties>
      <style:text-properties fo:font-weight="normal"/>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Bitstream Vera Sans" fo:font-family="'Bitstream Vera Sans'" style:font-pitch="variable" fo:font-size="14pt" style:font-name-asian="Mincho" style:font-family-asian="Mincho" style:font-pitch-asian="variable" style:font-size-asian="14pt" style:font-name-complex="Luxi Sans" style:font-family-complex="'Luxi Sans'" style:font-pitch-complex="variable" style:font-size-complex="14pt"/>
    </style:style>
    <style:style style:name="Heading_20_1" style:display-name="Heading 1" style:family="paragraph" style:parent-style-name="Heading" style:next-style-name="Text_20_body" style:class="text">
      <style:text-properties style:font-name="Nimbus Roman No9 L" fo:font-family="'Nimbus Roman No9 L'" style:font-family-generic="roman" style:font-pitch="variable" fo:font-size="24pt" fo:font-weight="bold" style:font-name-asian="Luxi Sans" style:font-family-asian="'Luxi Sans'" style:font-pitch-asian="variable" style:font-size-asian="24pt" style:font-weight-asian="bold" style:font-name-complex="Luxi Sans" style:font-family-complex="'Luxi Sans'" style:font-pitch-complex="variable" style:font-size-complex="24pt" style:font-weight-complex="bold"/>
    </style:style>
    <style:style style:name="List" style:family="paragraph" style:parent-style-name="Text_20_body" style:class="list">
      <style:text-properties style:font-name="Bitstream Vera Sans" fo:font-family="'Bitstream Vera Sans'" style:font-pitch="variable"/>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uxi Mono" fo:font-family="'Luxi Mono'" style:font-family-generic="modern" style:font-pitch="fixed" fo:font-size="10pt" style:font-name-asian="Luxi Mono" style:font-family-asian="'Luxi Mono'" style:font-family-generic-asian="modern" style:font-pitch-asian="fixed" style:font-size-asian="10pt" style:font-name-complex="Luxi Mono" style:font-family-complex="'Luxi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Luxi Mono" fo:font-family="'Luxi Mono'" style:font-family-generic="modern" style:font-pitch="fixed" style:font-name-asian="Luxi Mono" style:font-family-asian="'Luxi Mono'" style:font-family-generic-asian="modern" style:font-pitch-asian="fixed" style:font-name-complex="Luxi Mono" style:font-family-complex="'Luxi Mono'" style:font-family-generic-complex="modern" style:font-pitch-complex="fixed"/>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0.9in" fo:margin-right="0.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creation-date>2004-05-12T09:13:46</meta:creation-date>
    <dc:date>2005-06-02T13:09:50</dc:date>
    <dc:language>en-US</dc:language>
    <meta:editing-cycles>266</meta:editing-cycles>
    <meta:editing-duration>PT18H14M26S</meta:editing-duration>
    <meta:document-statistic meta:table-count="6" meta:image-count="0" meta:object-count="0" meta:page-count="13" meta:paragraph-count="350" meta:word-count="3255" meta:character-count="22859" meta:non-whitespace-character-count="19376"/>
    <meta:user-defined meta:name="Info 1"/>
    <meta:user-defined meta:name="Info 2"/>
    <meta:user-defined meta:name="Info 3"/>
    <meta:user-defined meta:name="Info 4"/>
  </office:meta>
</office:document-meta>
</file>